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47.1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13.19pt"/>
    </style:style>
    <style:style style:name="co8" style:family="table-column">
      <style:table-column-properties fo:break-before="auto" style:column-width="326.8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Disjoint with</text:p>
          </table:table-cell>
          <table:table-cell table:style-name="ce1" office:value-type="string" calcext:value-type="string">
            <text:p>Equivalent to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0</text:p>
          </table:table-cell>
          <table:table-cell table:formula="of:=SUBSTITUTE([.D2]; &quot;presence&quot;; &quot;absent&quot;)" office:value-type="string" office:string-value="'new shoot system absent'" calcext:value-type="string">
            <text:p>'new shoot system absent'</text:p>
          </table:table-cell>
          <table:table-cell office:value-type="string" calcext:value-type="string">
            <text:p>'new shoot system presence'</text:p>
          </table:table-cell>
          <table:table-cell table:style-name="ce3" office:value-type="string" calcext:value-type="string">
            <text:p>'new shoot system'</text:p>
          </table:table-cell>
          <table:table-cell table:style-name="ce5" table:formula="of:=CONCATENATE(&quot;A {&quot;; [.D2]; &quot;} trait that is a {quality of} a {whole plant} that does not have any &quot;; SUBSTITUTE([.E2]; &quot;'&quot;; &quot;&quot;); &quot;s {$&quot;; [.E2]; &quot;}.&quot;)" office:value-type="string" office:string-value="A {'new shoot system presence'} trait that is a {quality of} a {whole plant} that does not have any new shoot systems {$'new shoot system'}." calcext:value-type="string">
            <text:p>A {'new shoot system presence'} trait that is a {quality of} a {whole plant} that does not have any new shoot systems {$'new shoot system'}.</text:p>
          </table:table-cell>
          <table:table-cell table:style-name="ce5" table:formula="of:=CONCATENATE([.D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presence' AND 'has quality measurement' SOME (&#10;    'measurement datum' AND (&#10;        ('upper count' VALUE 0) OR ('upper percent' VALUE 0.0)&#10;    )&#10;) " calcext:value-type="string">
            <text:p>'new shoot system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]; &quot;absent&quot;; &quot;present&quot;)" office:value-type="string" office:string-value="'new shoot system present'" calcext:value-type="string">
            <text:p>'new shoot system present'</text:p>
          </table:table-cell>
          <table:table-cell table:style-name="ce8" table:formula="of:=CONCATENATE(&quot;'plant structure presence' AND 'quality of' SOME (&quot;; CHAR(10); &quot;    'whole plant' AND NOT ('has visible part' SOME &quot;; [.E2]; &quot;)&quot;; CHAR(10); &quot;) AND 'depends on structure' ONLY (&quot;; CHAR(10); &quot;    NOT ('has visible part' SOME &quot;; [.E2]; &quot;)&quot;; CHAR(10); &quot;)&quot;)" office:value-type="string" office:string-value="'plant structure presence' AND 'quality of' SOME (&#10;    'whole plant' AND NOT ('has visible part' SOME 'new shoot system')&#10;) AND 'depends on structure' ONLY (&#10;    NOT ('has visible part' SOME 'new shoot system')&#10;)" calcext:value-type="string">
            <text:p>'plant structure presence' AND 'quality of' SOME (</text:p>
            <text:p>    'whole plant' AND NOT ('has visible part' SOME 'new shoot system')</text:p>
            <text:p>) AND 'depends on structure' ONLY (</text:p>
            <text:p>    NOT ('has visible part' SOME 'new shoot system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2</text:p>
          </table:table-cell>
          <table:table-cell table:formula="of:=SUBSTITUTE(SUBSTITUTE([.D3]; &quot;presence&quot;; &quot;absent&quot;); &quot;system&quot;; &quot;systems&quot;)" office:value-type="string" office:string-value="'new above-ground shoot-borne shoot systems absent'" calcext:value-type="string">
            <text:p>'new above-ground shoot-borne shoot systems ab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3" office:value-type="string" calcext:value-type="string">
            <text:p>'new above-ground shoot-borne shoot system'</text:p>
          </table:table-cell>
          <table:table-cell table:style-name="ce5" table:formula="of:=CONCATENATE(&quot;A {&quot;; [.D3]; &quot;} trait that is a {quality of} a {whole plant} that does not have any &quot;; SUBSTITUTE(SUBSTITUTE([.E3]; &quot;'&quot;; &quot;&quot;); &quot;system&quot;; &quot;systems&quot;); &quot; {$&quot;; [.E3]; &quot;}.&quot;)" office:value-type="string" office:string-value="A {'new above-ground shoot-borne shoot system presence'} trait that is a {quality of} a {whole plant} that does not have any new above-ground shoot-borne shoot systems {$'new above-ground shoot-borne shoot system'}." calcext:value-type="string">
            <text:p>A {'new above-ground shoot-borne shoot system presence'} trait that is a {quality of} a {whole plant} that does not have any new above-ground shoot-borne shoot systems {$'new above-ground shoot-borne shoot system'}.</text:p>
          </table:table-cell>
          <table:table-cell table:style-name="ce5" table:formula="of:=CONCATENATE([.D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above-ground shoot-borne shoot system presence' AND 'has quality measurement' SOME (&#10;    'measurement datum' AND (&#10;        ('upper count' VALUE 0) OR ('upper percent' VALUE 0.0)&#10;    )&#10;) 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]; &quot;absent&quot;; &quot;present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table:style-name="ce8" table:formula="of:=CONCATENATE(&quot;'plant structure presence' AND 'quality of' SOME (&quot;; CHAR(10); &quot;    'whole plant' AND NOT ('has visible part' SOME &quot;; [.E3]; &quot;)&quot;; CHAR(10); &quot;) AND 'depends on structure' ONLY (&quot;; CHAR(10); &quot;    NOT ('has visible part' SOME &quot;; [.E3]; &quot;)&quot;; CHAR(10); &quot;)&quot;)" office:value-type="string" office:string-value="'plant structure presence' AND 'quality of' SOME (&#10;    'whole plant' AND NOT ('has visible part' SOME 'new above-ground shoot-borne shoot system')&#10;) AND 'depends on structure' ONLY (&#10;    NOT ('has visible part' SOME 'new above-ground shoot-borne shoot system')&#10;)" calcext:value-type="string">
            <text:p>'plant structure presence' AND 'quality of' SOME (</text:p>
            <text:p>    'whole plant' AND NOT ('has visible part' SOME 'new above-ground shoot-borne shoot system')</text:p>
            <text:p>) AND 'depends on structure' ONLY (</text:p>
            <text:p>    NOT ('has visible part' SOME 'new above-ground shoot-borne shoot system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3</text:p>
          </table:table-cell>
          <table:table-cell table:formula="of:=SUBSTITUTE(SUBSTITUTE([.D4]; &quot;presence&quot;; &quot;absent&quot;); &quot;system&quot;; &quot;systems&quot;)" office:value-type="string" office:string-value="'new shoot systems emerging from ground absent'" calcext:value-type="string">
            <text:p>'new shoot systems emerging from ground ab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3" office:value-type="string" calcext:value-type="string">
            <text:p>'new shoot system emerging from ground'</text:p>
          </table:table-cell>
          <table:table-cell table:style-name="ce5" table:formula="of:=CONCATENATE(&quot;A {&quot;; [.D4]; &quot;} trait that is a {quality of} a {whole plant} that does not have any &quot;; SUBSTITUTE(SUBSTITUTE([.E4]; &quot;'&quot;; &quot;&quot;); &quot;system&quot;; &quot;systems&quot;); &quot; {$&quot;; [.E4]; &quot;}.&quot;)" office:value-type="string" office:string-value="A {'new shoot system emerging from ground presence'} trait that is a {quality of} a {whole plant} that does not have any new shoot systems emerging from ground {$'new shoot system emerging from ground'}." calcext:value-type="string">
            <text:p>A {'new shoot system emerging from ground presence'} trait that is a {quality of} a {whole plant} that does not have any new shoot systems emerging from ground {$'new shoot system emerging from ground'}.</text:p>
          </table:table-cell>
          <table:table-cell table:style-name="ce5" table:formula="of:=CONCATENATE([.D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presence' AND 'has quality measurement' SOME (&#10;    'measurement datum' AND (&#10;        ('upper count' VALUE 0) OR ('upper percent' VALUE 0.0)&#10;    )&#10;) " calcext:value-type="string">
            <text:p>'new shoot system emerging from groun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]; &quot;absent&quot;; &quot;present&quot;)" office:value-type="string" office:string-value="'new shoot systems emerging from ground present'" calcext:value-type="string">
            <text:p>'new shoot systems emerging from ground present'</text:p>
          </table:table-cell>
          <table:table-cell table:style-name="ce8" table:formula="of:=CONCATENATE(&quot;'plant structure presence' AND 'quality of' SOME (&quot;; CHAR(10); &quot;    'whole plant' AND NOT ('has visible part' SOME &quot;; [.E4]; &quot;)&quot;; CHAR(10); &quot;) AND 'depends on structure' ONLY (&quot;; CHAR(10); &quot;    NOT ('has visible part' SOME &quot;; [.E4]; &quot;)&quot;; CHAR(10); &quot;)&quot;)" office:value-type="string" office:string-value="'plant structure presence' AND 'quality of' SOME (&#10;    'whole plant' AND NOT ('has visible part' SOME 'new shoot system emerging from ground')&#10;) AND 'depends on structure' ONLY (&#10;    NOT ('has visible part' SOME 'new shoot system emerging from ground')&#10;)" calcext:value-type="string">
            <text:p>'plant structure presence' AND 'quality of' SOME (</text:p>
            <text:p>    'whole plant' AND NOT ('has visible part' SOME 'new shoot system emerging from ground')</text:p>
            <text:p>) AND 'depends on structure' ONLY (</text:p>
            <text:p>    NOT ('has visible part' SOME 'new shoot system emerging from groun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4</text:p>
          </table:table-cell>
          <table:table-cell table:formula="of:=SUBSTITUTE(SUBSTITUTE([.D5]; &quot;presence&quot;; &quot;absent&quot;); &quot;system&quot;; &quot;systems&quot;)" office:value-type="string" office:string-value="'new shoot systems emerging from ground in first growth cycle absent'" calcext:value-type="string">
            <text:p>'new shoot systems emerging from ground in first growth cycle ab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3" office:value-type="string" calcext:value-type="string">
            <text:p>'new shoot system emerging from ground in first growth cycle'</text:p>
          </table:table-cell>
          <table:table-cell table:style-name="ce5" table:formula="of:=CONCATENATE(&quot;A {&quot;; [.D5]; &quot;} trait that is a {quality of} a {whole plant} that does not have any &quot;; SUBSTITUTE(SUBSTITUTE([.E5]; &quot;'&quot;; &quot;&quot;); &quot;system&quot;; &quot;systems&quot;); &quot; {$&quot;; [.E5]; &quot;}.&quot;)" office:value-type="string" office:string-value="A {'new shoot system emerging from ground in first growth cycle presence'} trait that is a {quality of} a {whole plant} that does not have any new shoot systems emerging from ground in first growth cycle {$'new shoot system emerging from ground in first growth cycle'}." calcext:value-type="string">
            <text:p>A {'new shoot system emerging from ground in first growth cycle presence'} trait that is a {quality of} a {whole plant} that does not have any new shoot systems emerging from ground in first growth cycle {$'new shoot system emerging from ground in first growth cycle'}.</text:p>
          </table:table-cell>
          <table:table-cell table:style-name="ce5" table:formula="of:=CONCATENATE([.D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in first growth cycle presence' AND 'has quality measurement' SOME (&#10;    'measurement datum' AND (&#10;        ('upper count' VALUE 0) OR ('upper percent' VALUE 0.0)&#10;    )&#10;) " calcext:value-type="string">
            <text:p>'new shoot system emerging from ground in first growth cycl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]; &quot;absent&quot;; &quot;present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table:style-name="ce8" table:formula="of:=CONCATENATE(&quot;'plant structure presence' AND 'quality of' SOME (&quot;; CHAR(10); &quot;    'whole plant' AND NOT ('has visible part' SOME &quot;; [.E5]; &quot;)&quot;; CHAR(10); &quot;) AND 'depends on structure' ONLY (&quot;; CHAR(10); &quot;    NOT ('has visible part' SOME &quot;; [.E5]; &quot;)&quot;; CHAR(10); &quot;)&quot;)" office:value-type="string" office:string-value="'plant structure presence' AND 'quality of' SOME (&#10;    'whole plant' AND NOT ('has visible part' SOME 'new shoot system emerging from ground in first growth cycle')&#10;) AND 'depends on structure' ONLY (&#10;    NOT ('has visible part' SOME 'new shoot system emerging from ground in first growth cycle')&#10;)" calcext:value-type="string">
            <text:p>'plant structure presence' AND 'quality of' SOME (</text:p>
            <text:p>    'whole plant' AND NOT ('has visible part' SOME 'new shoot system emerging from ground in first growth cycle')</text:p>
            <text:p>) AND 'depends on structure' ONLY (</text:p>
            <text:p>    NOT ('has visible part' SOME 'new shoot system emerging from ground in first growth cycl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5</text:p>
          </table:table-cell>
          <table:table-cell table:formula="of:=SUBSTITUTE([.D6]; &quot;presence&quot;; &quot;absent&quot;)" office:value-type="string" office:string-value="'seedling absent'" calcext:value-type="string">
            <text:p>'seedling absent'</text:p>
          </table:table-cell>
          <table:table-cell office:value-type="string" calcext:value-type="string">
            <text:p>'seedling presence'</text:p>
          </table:table-cell>
          <table:table-cell table:style-name="ce3" office:value-type="string" calcext:value-type="string">
            <text:p>'seedling'</text:p>
          </table:table-cell>
          <table:table-cell table:style-name="ce5" office:value-type="string" calcext:value-type="string">
            <text:p>An {seedling presence} trait that is a {quality of} a {whole plant} that is not a {seedling}.</text:p>
          </table:table-cell>
          <table:table-cell table:style-name="ce5" table:formula="of:=CONCATENATE([.D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edling presence' AND 'has quality measurement' SOME (&#10;    'measurement datum' AND (&#10;        ('upper count' VALUE 0) OR ('upper percent' VALUE 0.0)&#10;    )&#10;) " calcext:value-type="string">
            <text:p>'seedling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]; &quot;absent&quot;; &quot;present&quot;)" office:value-type="string" office:string-value="'seedling present'" calcext:value-type="string">
            <text:p>'seedling present'</text:p>
          </table:table-cell>
          <table:table-cell table:style-name="ce8" table:formula="of:=CONCATENATE(&quot;'plant structure presence' AND 'quality of' SOME (&quot;; CHAR(10); &quot;    'whole plant' AND NOT ('has visible part' SOME &quot;; [.E6]; &quot;)&quot;; CHAR(10); &quot;) AND 'depends on structure' ONLY (&quot;; CHAR(10); &quot;    NOT ('has visible part' SOME &quot;; [.E6]; &quot;)&quot;; CHAR(10); &quot;)&quot;)" office:value-type="string" office:string-value="'plant structure presence' AND 'quality of' SOME (&#10;    'whole plant' AND NOT ('has visible part' SOME 'seedling')&#10;) AND 'depends on structure' ONLY (&#10;    NOT ('has visible part' SOME 'seedling')&#10;)" calcext:value-type="string">
            <text:p>'plant structure presence' AND 'quality of' SOME (</text:p>
            <text:p>    'whole plant' AND NOT ('has visible part' SOME 'seedling')</text:p>
            <text:p>) AND 'depends on structure' ONLY (</text:p>
            <text:p>    NOT ('has visible part' SOME 'seedling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6</text:p>
          </table:table-cell>
          <table:table-cell table:formula="of:=SUBSTITUTE(SUBSTITUTE([.D7]; &quot;presence&quot;; &quot;absent&quot;); &quot;system&quot;; &quot;systems&quot;)" office:value-type="string" office:string-value="'new shoot systems emerging from ground in later growth cycle absent'" calcext:value-type="string">
            <text:p>'new shoot systems emerging from ground in later growth cycle ab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3" office:value-type="string" calcext:value-type="string">
            <text:p>'new shoot system emerging from ground in later growth cycle'</text:p>
          </table:table-cell>
          <table:table-cell table:style-name="ce5" table:formula="of:=CONCATENATE(&quot;A {&quot;; [.D7]; &quot;} trait that is a {quality of} a {whole plant} that does not have any &quot;; SUBSTITUTE(SUBSTITUTE([.E7]; &quot;'&quot;; &quot;&quot;); &quot;system&quot;; &quot;systems&quot;); &quot; {$&quot;; [.E7]; &quot;}.&quot;)" office:value-type="string" office:string-value="A {'new shoot system emerging from ground in later growth cycle presence'} trait that is a {quality of} a {whole plant} that does not have any new shoot systems emerging from ground in later growth cycle {$'new shoot system emerging from ground in later growth cycle'}." calcext:value-type="string">
            <text:p>A {'new shoot system emerging from ground in later growth cycle presence'} trait that is a {quality of} a {whole plant} that does not have any new shoot systems emerging from ground in later growth cycle {$'new shoot system emerging from ground in later growth cycle'}.</text:p>
          </table:table-cell>
          <table:table-cell table:style-name="ce5" table:formula="of:=CONCATENATE([.D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in later growth cycle presence' AND 'has quality measurement' SOME (&#10;    'measurement datum' AND (&#10;        ('upper count' VALUE 0) OR ('upper percent' VALUE 0.0)&#10;    )&#10;) " calcext:value-type="string">
            <text:p>'new shoot system emerging from ground in later growth cycl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7]; &quot;absent&quot;; &quot;present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table:style-name="ce8" table:formula="of:=CONCATENATE(&quot;'plant structure presence' AND 'quality of' SOME (&quot;; CHAR(10); &quot;    'whole plant' AND NOT ('has visible part' SOME &quot;; [.E7]; &quot;)&quot;; CHAR(10); &quot;) AND 'depends on structure' ONLY (&quot;; CHAR(10); &quot;    NOT ('has visible part' SOME &quot;; [.E7]; &quot;)&quot;; CHAR(10); &quot;)&quot;)" office:value-type="string" office:string-value="'plant structure presence' AND 'quality of' SOME (&#10;    'whole plant' AND NOT ('has visible part' SOME 'new shoot system emerging from ground in later growth cycle')&#10;) AND 'depends on structure' ONLY (&#10;    NOT ('has visible part' SOME 'new shoot system emerging from ground in later growth cycle')&#10;)" calcext:value-type="string">
            <text:p>'plant structure presence' AND 'quality of' SOME (</text:p>
            <text:p>    'whole plant' AND NOT ('has visible part' SOME 'new shoot system emerging from ground in later growth cycle')</text:p>
            <text:p>) AND 'depends on structure' ONLY (</text:p>
            <text:p>    NOT ('has visible part' SOME 'new shoot system emerging from ground in later growth cycl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7</text:p>
          </table:table-cell>
          <table:table-cell table:formula="of:=SUBSTITUTE([.D8]; &quot; presence&quot;; &quot;s absent&quot;)" office:value-type="string" office:string-value="'leaf buds absent'" calcext:value-type="string">
            <text:p>'leaf buds absent'</text:p>
          </table:table-cell>
          <table:table-cell office:value-type="string" calcext:value-type="string">
            <text:p>'leaf bud presence'</text:p>
          </table:table-cell>
          <table:table-cell table:style-name="ce3" office:value-type="string" calcext:value-type="string">
            <text:p>PO:'vegetative bud'</text:p>
          </table:table-cell>
          <table:table-cell table:style-name="ce5" table:formula="of:=CONCATENATE(&quot;A {&quot;; [.D8]; &quot;} trait that is a {quality of} a {whole plant} that does not have any &quot;; SUBSTITUTE(SUBSTITUTE(SUBSTITUTE([.E8]; &quot;'&quot;; &quot;&quot;); &quot;bud&quot;; &quot;buds&quot;); &quot;PO:&quot;; &quot;&quot;); &quot; {$&quot;; [.E8]; &quot;}.&quot;)" office:value-type="string" office:string-value="A {'leaf bud presence'} trait that is a {quality of} a {whole plant} that does not have any vegetative buds {$PO:'vegetative bud'}." calcext:value-type="string">
            <text:p>A {'leaf bud presence'} trait that is a {quality of} a {whole plant} that does not have any vegetative buds {$PO:'vegetative bud'}.</text:p>
          </table:table-cell>
          <table:table-cell table:style-name="ce5" table:formula="of:=CONCATENATE([.D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leaf bud presence' AND 'has quality measurement' SOME (&#10;    'measurement datum' AND (&#10;        ('upper count' VALUE 0) OR ('upper percent' VALUE 0.0)&#10;    )&#10;) " calcext:value-type="string">
            <text:p>'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8]; &quot;absent&quot;; &quot;present&quot;)" office:value-type="string" office:string-value="'leaf buds present'" calcext:value-type="string">
            <text:p>'leaf buds present'</text:p>
          </table:table-cell>
          <table:table-cell table:style-name="ce8" table:formula="of:=CONCATENATE(&quot;'plant structure presence' AND 'quality of' SOME (&quot;; CHAR(10); &quot;    'whole plant' AND NOT ('has visible part' SOME &quot;; [.E8]; &quot;)&quot;; CHAR(10); &quot;) AND 'depends on structure' ONLY (&quot;; CHAR(10); &quot;    NOT ('has visible part' SOME &quot;; [.E8]; &quot;)&quot;; CHAR(10); &quot;)&quot;)" office:value-type="string" office:string-value="'plant structure presence' AND 'quality of' SOME (&#10;    'whole plant' AND NOT ('has visible part' SOME PO:'vegetative bud')&#10;) AND 'depends on structure' ONLY (&#10;    NOT ('has visible part' SOME PO:'vegetative bud')&#10;)" calcext:value-type="string">
            <text:p>'plant structure presence' AND 'quality of' SOME (</text:p>
            <text:p>    'whole plant' AND NOT ('has visible part' SOME PO:'vegetative bud')</text:p>
            <text:p>) AND 'depends on structure' ONLY (</text:p>
            <text:p>    NOT ('has visible part' SOME PO:'vegetative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8</text:p>
          </table:table-cell>
          <table:table-cell table:formula="of:=SUBSTITUTE([.D9]; &quot; presence&quot;; &quot;s absent&quot;)" office:value-type="string" office:string-value="'dormant leaf buds absent'" calcext:value-type="string">
            <text:p>'dormant leaf buds absent'</text:p>
          </table:table-cell>
          <table:table-cell table:formula="of:=SUBSTITUTE([.E9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3" office:value-type="string" calcext:value-type="string">
            <text:p>'dormant leaf bud'</text:p>
          </table:table-cell>
          <table:table-cell table:style-name="ce5" table:formula="of:=CONCATENATE(&quot;A {&quot;; [.D9]; &quot;} trait that is a {quality of} a {whole plant} that does not have any &quot;; SUBSTITUTE(SUBSTITUTE([.E9]; &quot;'&quot;; &quot;&quot;); &quot;bud&quot;; &quot;buds&quot;); &quot; {$&quot;; [.E9]; &quot;}.&quot;)" office:value-type="string" office:string-value="A {'dormant leaf bud presence'} trait that is a {quality of} a {whole plant} that does not have any dormant leaf buds {$'dormant leaf bud'}." calcext:value-type="string">
            <text:p>A {'dormant leaf bud presence'} trait that is a {quality of} a {whole plant} that does not have any dormant leaf buds {$'dormant leaf bud'}.</text:p>
          </table:table-cell>
          <table:table-cell table:style-name="ce5" table:formula="of:=CONCATENATE([.D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dormant leaf bud presence' AND 'has quality measurement' SOME (&#10;    'measurement datum' AND (&#10;        ('upper count' VALUE 0) OR ('upper percent' VALUE 0.0)&#10;    )&#10;) " calcext:value-type="string">
            <text:p>'dormant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9]; &quot;absent&quot;; &quot;present&quot;)" office:value-type="string" office:string-value="'dormant leaf buds present'" calcext:value-type="string">
            <text:p>'dormant leaf buds present'</text:p>
          </table:table-cell>
          <table:table-cell table:style-name="ce8" table:formula="of:=CONCATENATE(&quot;'plant structure presence' AND 'quality of' SOME (&quot;; CHAR(10); &quot;    'whole plant' AND NOT ('has visible part' SOME &quot;; [.E9]; &quot;)&quot;; CHAR(10); &quot;) AND 'depends on structure' ONLY (&quot;; CHAR(10); &quot;    NOT ('has visible part' SOME &quot;; [.E9]; &quot;)&quot;; CHAR(10); &quot;)&quot;)" office:value-type="string" office:string-value="'plant structure presence' AND 'quality of' SOME (&#10;    'whole plant' AND NOT ('has visible part' SOME 'dormant leaf bud')&#10;) AND 'depends on structure' ONLY (&#10;    NOT ('has visible part' SOME 'dormant leaf bud')&#10;)" calcext:value-type="string">
            <text:p>'plant structure presence' AND 'quality of' SOME (</text:p>
            <text:p>    'whole plant' AND NOT ('has visible part' SOME 'dormant leaf bud')</text:p>
            <text:p>) AND 'depends on structure' ONLY (</text:p>
            <text:p>    NOT ('has visible part' SOME 'dormant leaf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9</text:p>
          </table:table-cell>
          <table:table-cell table:formula="of:=SUBSTITUTE([.D10]; &quot; presence&quot;; &quot;s absent&quot;)" office:value-type="string" office:string-value="'non-dormant leaf buds absent'" calcext:value-type="string">
            <text:p>'non-dormant leaf buds absent'</text:p>
          </table:table-cell>
          <table:table-cell table:formula="of:=SUBSTITUTE([.E10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3" office:value-type="string" calcext:value-type="string">
            <text:p>'non-dormant leaf bud'</text:p>
          </table:table-cell>
          <table:table-cell table:style-name="ce5" table:formula="of:=CONCATENATE(&quot;A {&quot;; [.D10]; &quot;} trait that is a {quality of} a {whole plant} that does not have any &quot;; SUBSTITUTE(SUBSTITUTE([.E10]; &quot;'&quot;; &quot;&quot;); &quot;bud&quot;; &quot;buds&quot;); &quot; {$&quot;; [.E10]; &quot;}.&quot;)" office:value-type="string" office:string-value="A {'non-dormant leaf bud presence'} trait that is a {quality of} a {whole plant} that does not have any non-dormant leaf buds {$'non-dormant leaf bud'}." calcext:value-type="string">
            <text:p>A {'non-dormant leaf bud presence'} trait that is a {quality of} a {whole plant} that does not have any non-dormant leaf buds {$'non-dormant leaf bud'}.</text:p>
          </table:table-cell>
          <table:table-cell table:style-name="ce5" table:formula="of:=CONCATENATE([.D1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dormant leaf bud presence' AND 'has quality measurement' SOME (&#10;    'measurement datum' AND (&#10;        ('upper count' VALUE 0) OR ('upper percent' VALUE 0.0)&#10;    )&#10;) " calcext:value-type="string">
            <text:p>'non-dormant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0]; &quot;absent&quot;; &quot;present&quot;)" office:value-type="string" office:string-value="'non-dormant leaf buds present'" calcext:value-type="string">
            <text:p>'non-dormant leaf buds present'</text:p>
          </table:table-cell>
          <table:table-cell table:style-name="ce8" table:formula="of:=CONCATENATE(&quot;'plant structure presence' AND 'quality of' SOME (&quot;; CHAR(10); &quot;    'whole plant' AND NOT ('has visible part' SOME &quot;; [.E10]; &quot;)&quot;; CHAR(10); &quot;) AND 'depends on structure' ONLY (&quot;; CHAR(10); &quot;    NOT ('has visible part' SOME &quot;; [.E10]; &quot;)&quot;; CHAR(10); &quot;)&quot;)" office:value-type="string" office:string-value="'plant structure presence' AND 'quality of' SOME (&#10;    'whole plant' AND NOT ('has visible part' SOME 'non-dormant leaf bud')&#10;) AND 'depends on structure' ONLY (&#10;    NOT ('has visible part' SOME 'non-dormant leaf bud')&#10;)" calcext:value-type="string">
            <text:p>'plant structure presence' AND 'quality of' SOME (</text:p>
            <text:p>    'whole plant' AND NOT ('has visible part' SOME 'non-dormant leaf bud')</text:p>
            <text:p>) AND 'depends on structure' ONLY (</text:p>
            <text:p>    NOT ('has visible part' SOME 'non-dormant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0</text:p>
          </table:table-cell>
          <table:table-cell table:formula="of:=SUBSTITUTE([.D11]; &quot; presence&quot;; &quot;s absent&quot;)" office:value-type="string" office:string-value="'swelling leaf buds absent'" calcext:value-type="string">
            <text:p>'swelling leaf buds absent'</text:p>
          </table:table-cell>
          <table:table-cell table:formula="of:=SUBSTITUTE([.E11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3" office:value-type="string" calcext:value-type="string">
            <text:p>'swelling leaf bud'</text:p>
          </table:table-cell>
          <table:table-cell table:style-name="ce5" table:formula="of:=CONCATENATE(&quot;A {&quot;; [.D11]; &quot;} trait that is a {quality of} a {whole plant} that does not have any &quot;; SUBSTITUTE(SUBSTITUTE([.E11]; &quot;'&quot;; &quot;&quot;); &quot;bud&quot;; &quot;buds&quot;); &quot; {$&quot;; [.E11]; &quot;}.&quot;)" office:value-type="string" office:string-value="A {'swelling leaf bud presence'} trait that is a {quality of} a {whole plant} that does not have any swelling leaf buds {$'swelling leaf bud'}." calcext:value-type="string">
            <text:p>A {'swelling leaf bud presence'} trait that is a {quality of} a {whole plant} that does not have any swelling leaf buds {$'swelling leaf bud'}.</text:p>
          </table:table-cell>
          <table:table-cell table:style-name="ce5" table:formula="of:=CONCATENATE([.D1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welling leaf bud presence' AND 'has quality measurement' SOME (&#10;    'measurement datum' AND (&#10;        ('upper count' VALUE 0) OR ('upper percent' VALUE 0.0)&#10;    )&#10;) " calcext:value-type="string">
            <text:p>'swelling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1]; &quot;absent&quot;; &quot;present&quot;)" office:value-type="string" office:string-value="'swelling leaf buds present'" calcext:value-type="string">
            <text:p>'swelling leaf buds present'</text:p>
          </table:table-cell>
          <table:table-cell table:style-name="ce8" table:formula="of:=CONCATENATE(&quot;'plant structure presence' AND 'quality of' SOME (&quot;; CHAR(10); &quot;    'whole plant' AND NOT ('has visible part' SOME &quot;; [.E11]; &quot;)&quot;; CHAR(10); &quot;) AND 'depends on structure' ONLY (&quot;; CHAR(10); &quot;    NOT ('has visible part' SOME &quot;; [.E11]; &quot;)&quot;; CHAR(10); &quot;)&quot;)" office:value-type="string" office:string-value="'plant structure presence' AND 'quality of' SOME (&#10;    'whole plant' AND NOT ('has visible part' SOME 'swelling leaf bud')&#10;) AND 'depends on structure' ONLY (&#10;    NOT ('has visible part' SOME 'swelling leaf bud')&#10;)" calcext:value-type="string">
            <text:p>'plant structure presence' AND 'quality of' SOME (</text:p>
            <text:p>    'whole plant' AND NOT ('has visible part' SOME 'swelling leaf bud')</text:p>
            <text:p>) AND 'depends on structure' ONLY (</text:p>
            <text:p>    NOT ('has visible part' SOME 'swelling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1</text:p>
          </table:table-cell>
          <table:table-cell table:formula="of:=SUBSTITUTE([.D12]; &quot; presence&quot;; &quot;s absent&quot;)" office:value-type="string" office:string-value="'breaking leaf buds absent'" calcext:value-type="string">
            <text:p>'breaking leaf buds absent'</text:p>
          </table:table-cell>
          <table:table-cell table:formula="of:=SUBSTITUTE([.E12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3" office:value-type="string" calcext:value-type="string">
            <text:p>'breaking leaf bud'</text:p>
          </table:table-cell>
          <table:table-cell table:style-name="ce5" table:formula="of:=CONCATENATE(&quot;A {&quot;; [.D12]; &quot;} trait that is a {quality of} a {whole plant} that does not have any &quot;; SUBSTITUTE(SUBSTITUTE([.E12]; &quot;'&quot;; &quot;&quot;); &quot;bud&quot;; &quot;buds&quot;); &quot; {$&quot;; [.E12]; &quot;}.&quot;)" office:value-type="string" office:string-value="A {'breaking leaf bud presence'} trait that is a {quality of} a {whole plant} that does not have any breaking leaf buds {$'breaking leaf bud'}." calcext:value-type="string">
            <text:p>A {'breaking leaf bud presence'} trait that is a {quality of} a {whole plant} that does not have any breaking leaf buds {$'breaking leaf bud'}.</text:p>
          </table:table-cell>
          <table:table-cell table:style-name="ce5" table:formula="of:=CONCATENATE([.D1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breaking leaf bud presence' AND 'has quality measurement' SOME (&#10;    'measurement datum' AND (&#10;        ('upper count' VALUE 0) OR ('upper percent' VALUE 0.0)&#10;    )&#10;) " calcext:value-type="string">
            <text:p>'breaking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2]; &quot;absent&quot;; &quot;present&quot;)" office:value-type="string" office:string-value="'breaking leaf buds present'" calcext:value-type="string">
            <text:p>'breaking leaf buds present'</text:p>
          </table:table-cell>
          <table:table-cell table:style-name="ce8" table:formula="of:=CONCATENATE(&quot;'plant structure presence' AND 'quality of' SOME (&quot;; CHAR(10); &quot;    'whole plant' AND NOT ('has visible part' SOME &quot;; [.E12]; &quot;)&quot;; CHAR(10); &quot;) AND 'depends on structure' ONLY (&quot;; CHAR(10); &quot;    NOT ('has visible part' SOME &quot;; [.E12]; &quot;)&quot;; CHAR(10); &quot;)&quot;)" office:value-type="string" office:string-value="'plant structure presence' AND 'quality of' SOME (&#10;    'whole plant' AND NOT ('has visible part' SOME 'breaking leaf bud')&#10;) AND 'depends on structure' ONLY (&#10;    NOT ('has visible part' SOME 'breaking leaf bud')&#10;)" calcext:value-type="string">
            <text:p>'plant structure presence' AND 'quality of' SOME (</text:p>
            <text:p>    'whole plant' AND NOT ('has visible part' SOME 'breaking leaf bud')</text:p>
            <text:p>) AND 'depends on structure' ONLY (</text:p>
            <text:p>    NOT ('has visible part' SOME 'breaking leaf bud')</text:p>
            <text:p>)</text:p>
          </table:table-cell>
          <table:table-cell table:number-columns-repeated="3"/>
        </table:table-row>
        <table:table-row table:style-name="ro5">
          <table:table-cell/>
          <table:table-cell table:style-name="Default"/>
          <table:table-cell table:number-columns-repeated="2"/>
          <table:table-cell table:style-name="ce3"/>
          <table:table-cell table:style-name="ce5" table:number-columns-repeated="3"/>
          <table:table-cell table:style-name="ce8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2</text:p>
          </table:table-cell>
          <table:table-cell table:formula="of:=SUBSTITUTE([.D14]; &quot;leaf presence&quot;; &quot;leaves absent&quot;)" office:value-type="string" office:string-value="'vascular leaves absent'" calcext:value-type="string">
            <text:p>'vascular leaves ab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8" table:formula="of:=CONCATENATE(&quot;A {&quot;; [.D14]; &quot;} trait that is a {quality of} a {whole plant} that does not have any &quot;; SUBSTITUTE(SUBSTITUTE([.E14]; &quot;'&quot;; &quot;&quot;); &quot;leaf&quot;; &quot;leaves&quot;); &quot; {$&quot;; [.E14]; &quot;}.&quot;)" office:value-type="string" office:string-value="A {'vascular leaf presence'} trait that is a {quality of} a {whole plant} that does not have any vascular leaves {$'vascular leaf'}." calcext:value-type="string">
            <text:p>A {'vascular leaf presence'} trait that is a {quality of} a {whole plant} that does not have any vascular leaves {$'vascular leaf'}.</text:p>
          </table:table-cell>
          <table:table-cell table:style-name="ce5" table:formula="of:=CONCATENATE([.D1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vascular leaf presence' AND 'has quality measurement' SOME (&#10;    'measurement datum' AND (&#10;        ('upper count' VALUE 0) OR ('upper percent' VALUE 0.0)&#10;    )&#10;) " calcext:value-type="string">
            <text:p>'vascular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4]; &quot;absent&quot;; &quot;present&quot;)" office:value-type="string" office:string-value="'vascular leaves present'" calcext:value-type="string">
            <text:p>'vascular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4]; &quot;)&quot;; CHAR(10); &quot;) AND 'depends on structure' ONLY (&quot;; CHAR(10); &quot;    NOT ('has visible part' SOME &quot;; [.E14]; &quot;)&quot;; CHAR(10); &quot;)&quot;)" office:value-type="string" office:string-value="'plant structure presence' AND 'quality of' SOME (&#10;    'whole plant' AND NOT ('has visible part' SOME 'vascular leaf')&#10;) AND 'depends on structure' ONLY (&#10;    NOT ('has visible part' SOME 'vascular leaf')&#10;)" calcext:value-type="string">
            <text:p>'plant structure presence' AND 'quality of' SOME (</text:p>
            <text:p>    'whole plant' AND NOT ('has visible part' SOME 'vascular leaf')</text:p>
            <text:p>) AND 'depends on structure' ONLY (</text:p>
            <text:p>    NOT ('has visible part' SOME 'vascular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3</text:p>
          </table:table-cell>
          <table:table-cell table:formula="of:=SUBSTITUTE([.D15]; &quot;leaf presence&quot;; &quot;leaves absent&quot;)" office:value-type="string" office:string-value="'true leaves absent'" calcext:value-type="string">
            <text:p>'true leaves absent'</text:p>
          </table:table-cell>
          <table:table-cell office:value-type="string" calcext:value-type="string">
            <text:p>'true leaf presence'</text:p>
          </table:table-cell>
          <table:table-cell table:style-name="ce3" office:value-type="string" calcext:value-type="string">
            <text:p>'true leaf'</text:p>
          </table:table-cell>
          <table:table-cell table:style-name="ce8" table:formula="of:=CONCATENATE(&quot;A {&quot;; [.D15]; &quot;} trait that is a {quality of} a {whole plant} that does not have any &quot;; SUBSTITUTE(SUBSTITUTE([.E15]; &quot;'&quot;; &quot;&quot;); &quot;leaf&quot;; &quot;leaves&quot;); &quot; {$&quot;; [.E15]; &quot;}.&quot;)" office:value-type="string" office:string-value="A {'true leaf presence'} trait that is a {quality of} a {whole plant} that does not have any true leaves {$'true leaf'}." calcext:value-type="string">
            <text:p>A {'true leaf presence'} trait that is a {quality of} a {whole plant} that does not have any true leaves {$'true leaf'}.</text:p>
          </table:table-cell>
          <table:table-cell table:style-name="ce5" table:formula="of:=CONCATENATE([.D1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true leaf presence' AND 'has quality measurement' SOME (&#10;    'measurement datum' AND (&#10;        ('upper count' VALUE 0) OR ('upper percent' VALUE 0.0)&#10;    )&#10;) " calcext:value-type="string">
            <text:p>'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5]; &quot;absent&quot;; &quot;present&quot;)" office:value-type="string" office:string-value="'true leaves present'" calcext:value-type="string">
            <text:p>'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5]; &quot;)&quot;; CHAR(10); &quot;) AND 'depends on structure' ONLY (&quot;; CHAR(10); &quot;    NOT ('has visible part' SOME &quot;; [.E15]; &quot;)&quot;; CHAR(10); &quot;)&quot;)" office:value-type="string" office:string-value="'plant structure presence' AND 'quality of' SOME (&#10;    'whole plant' AND NOT ('has visible part' SOME 'true leaf')&#10;) AND 'depends on structure' ONLY (&#10;    NOT ('has visible part' SOME 'true leaf')&#10;)" calcext:value-type="string">
            <text:p>'plant structure presence' AND 'quality of' SOME (</text:p>
            <text:p>    'whole plant' AND NOT ('has visible part' SOME 'true leaf')</text:p>
            <text:p>) AND 'depends on structure' ONLY (</text:p>
            <text:p>    NOT ('has visible part' SOME '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4</text:p>
          </table:table-cell>
          <table:table-cell table:formula="of:=SUBSTITUTE([.D16]; &quot;leaf presence&quot;; &quot;leaves absent&quot;)" office:value-type="string" office:string-value="'unfolding true leaves absent'" calcext:value-type="string">
            <text:p>'unfolding true leaves absent'</text:p>
          </table:table-cell>
          <table:table-cell office:value-type="string" calcext:value-type="string">
            <text:p>'unfolding true leaf presence'</text:p>
          </table:table-cell>
          <table:table-cell table:style-name="ce3" office:value-type="string" calcext:value-type="string">
            <text:p>'unfolding true leaf'</text:p>
          </table:table-cell>
          <table:table-cell table:style-name="ce8" table:formula="of:=CONCATENATE(&quot;An {&quot;; [.D16]; &quot;} trait that is a {quality of} a {whole plant} that does not have any &quot;; SUBSTITUTE(SUBSTITUTE([.E16]; &quot;'&quot;; &quot;&quot;); &quot;leaf&quot;; &quot;leaves&quot;); &quot; {$&quot;; [.E16]; &quot;}.&quot;)" office:value-type="string" office:string-value="An {'unfolding true leaf presence'} trait that is a {quality of} a {whole plant} that does not have any unfolding true leaves {$'unfolding true leaf'}." calcext:value-type="string">
            <text:p>An {'unfolding true leaf presence'} trait that is a {quality of} a {whole plant} that does not have any unfolding true leaves {$'unfolding true leaf'}.</text:p>
          </table:table-cell>
          <table:table-cell table:style-name="ce5" table:formula="of:=CONCATENATE([.D1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folding true leaf presence' AND 'has quality measurement' SOME (&#10;    'measurement datum' AND (&#10;        ('upper count' VALUE 0) OR ('upper percent' VALUE 0.0)&#10;    )&#10;) " calcext:value-type="string">
            <text:p>'unfold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6]; &quot;absent&quot;; &quot;present&quot;)" office:value-type="string" office:string-value="'unfolding true leaves present'" calcext:value-type="string">
            <text:p>'unfolding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6]; &quot;)&quot;; CHAR(10); &quot;) AND 'depends on structure' ONLY (&quot;; CHAR(10); &quot;    NOT ('has visible part' SOME &quot;; [.E16]; &quot;)&quot;; CHAR(10); &quot;)&quot;)" office:value-type="string" office:string-value="'plant structure presence' AND 'quality of' SOME (&#10;    'whole plant' AND NOT ('has visible part' SOME 'unfolding true leaf')&#10;) AND 'depends on structure' ONLY (&#10;    NOT ('has visible part' SOME 'unfolding true leaf')&#10;)" calcext:value-type="string">
            <text:p>'plant structure presence' AND 'quality of' SOME (</text:p>
            <text:p>    'whole plant' AND NOT ('has visible part' SOME 'unfolding true leaf')</text:p>
            <text:p>) AND 'depends on structure' ONLY (</text:p>
            <text:p>    NOT ('has visible part' SOME 'unfolding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5</text:p>
          </table:table-cell>
          <table:table-cell table:formula="of:=SUBSTITUTE([.D17]; &quot;leaf presence&quot;; &quot;leaves absent&quot;)" office:value-type="string" office:string-value="'unfolded true leaves absent'" calcext:value-type="string">
            <text:p>'unfolded true leaves absent'</text:p>
          </table:table-cell>
          <table:table-cell office:value-type="string" calcext:value-type="string">
            <text:p>'unfolded true leaf presence'</text:p>
          </table:table-cell>
          <table:table-cell table:style-name="ce3" office:value-type="string" calcext:value-type="string">
            <text:p>'unfolded true leaf'</text:p>
          </table:table-cell>
          <table:table-cell table:style-name="ce8" table:formula="of:=CONCATENATE(&quot;An {&quot;; [.D17]; &quot;} trait that is a {quality of} a {whole plant} that does not have any &quot;; SUBSTITUTE(SUBSTITUTE([.E17]; &quot;'&quot;; &quot;&quot;); &quot;leaf&quot;; &quot;leaves&quot;); &quot; {$&quot;; [.E17]; &quot;}.&quot;)" office:value-type="string" office:string-value="An {'unfolded true leaf presence'} trait that is a {quality of} a {whole plant} that does not have any unfolded true leaves {$'unfolded true leaf'}." calcext:value-type="string">
            <text:p>An {'unfolded true leaf presence'} trait that is a {quality of} a {whole plant} that does not have any unfolded true leaves {$'unfolded true leaf'}.</text:p>
          </table:table-cell>
          <table:table-cell table:style-name="ce5" table:formula="of:=CONCATENATE([.D1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folded true leaf presence' AND 'has quality measurement' SOME (&#10;    'measurement datum' AND (&#10;        ('upper count' VALUE 0) OR ('upper percent' VALUE 0.0)&#10;    )&#10;) " calcext:value-type="string">
            <text:p>'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7]; &quot;absent&quot;; &quot;present&quot;)" office:value-type="string" office:string-value="'unfolded true leaves present'" calcext:value-type="string">
            <text:p>'unfolded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7]; &quot;)&quot;; CHAR(10); &quot;) AND 'depends on structure' ONLY (&quot;; CHAR(10); &quot;    NOT ('has visible part' SOME &quot;; [.E17]; &quot;)&quot;; CHAR(10); &quot;)&quot;)" office:value-type="string" office:string-value="'plant structure presence' AND 'quality of' SOME (&#10;    'whole plant' AND NOT ('has visible part' SOME 'unfolded true leaf')&#10;) AND 'depends on structure' ONLY (&#10;    NOT ('has visible part' SOME 'unfolded true leaf')&#10;)" calcext:value-type="string">
            <text:p>'plant structure presence' AND 'quality of' SOME (</text:p>
            <text:p>    'whole plant' AND NOT ('has visible part' SOME 'unfolded true leaf')</text:p>
            <text:p>) AND 'depends on structure' ONLY (</text:p>
            <text:p>    NOT ('has visible part' SOME '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6</text:p>
          </table:table-cell>
          <table:table-cell table:formula="of:=SUBSTITUTE([.D18]; &quot;leaf presence&quot;; &quot;leaves absent&quot;)" office:value-type="string" office:string-value="'non-senescing unfolded true leaves absent'" calcext:value-type="string">
            <text:p>'non-senescing unfolded true leaves ab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3" office:value-type="string" calcext:value-type="string">
            <text:p>'non-senescing unfolded true leaf'</text:p>
          </table:table-cell>
          <table:table-cell table:style-name="ce8" table:formula="of:=CONCATENATE(&quot;A {&quot;; [.D18]; &quot;} trait that is a {quality of} a {whole plant} that does not have any &quot;; SUBSTITUTE(SUBSTITUTE([.E18]; &quot;'&quot;; &quot;&quot;); &quot;leaf&quot;; &quot;leaves&quot;); &quot; {$&quot;; [.E18]; &quot;}.&quot;)" office:value-type="string" office:string-value="A {'non-senescing unfolded true leaf presence'} trait that is a {quality of} a {whole plant} that does not have any non-senescing unfolded true leaves {$'non-senescing unfolded true leaf'}." calcext:value-type="string">
            <text:p>A {'non-senescing unfolded true leaf presence'} trait that is a {quality of} a {whole plant} that does not have any non-senescing unfolded true leaves {$'non-senescing unfolded true leaf'}.</text:p>
          </table:table-cell>
          <table:table-cell table:style-name="ce5" table:formula="of:=CONCATENATE([.D1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senescing unfolded true leaf presence' AND 'has quality measurement' SOME (&#10;    'measurement datum' AND (&#10;        ('upper count' VALUE 0) OR ('upper percent' VALUE 0.0)&#10;    )&#10;) " calcext:value-type="string">
            <text:p>'non-senescing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8]; &quot;absent&quot;; &quot;present&quot;)" office:value-type="string" office:string-value="'non-senescing unfolded true leaves present'" calcext:value-type="string">
            <text:p>'non-senescing unfolded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8]; &quot;)&quot;; CHAR(10); &quot;) AND 'depends on structure' ONLY (&quot;; CHAR(10); &quot;    NOT ('has visible part' SOME &quot;; [.E18]; &quot;)&quot;; CHAR(10); &quot;)&quot;)" office:value-type="string" office:string-value="'plant structure presence' AND 'quality of' SOME (&#10;    'whole plant' AND NOT ('has visible part' SOME 'non-senescing unfolded true leaf')&#10;) AND 'depends on structure' ONLY (&#10;    NOT ('has visible part' SOME 'non-senescing unfolded true leaf')&#10;)" calcext:value-type="string">
            <text:p>'plant structure presence' AND 'quality of' SOME (</text:p>
            <text:p>    'whole plant' AND NOT ('has visible part' SOME 'non-senescing unfolded true leaf')</text:p>
            <text:p>) AND 'depends on structure' ONLY (</text:p>
            <text:p>    NOT ('has visible part' SOME 'non-senescing 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7</text:p>
          </table:table-cell>
          <table:table-cell table:formula="of:=SUBSTITUTE([.D19]; &quot;leaf presence&quot;; &quot;leaves absent&quot;)" office:value-type="string" office:string-value="'senescing true leaves absent'" calcext:value-type="string">
            <text:p>'senescing true leaves absent'</text:p>
          </table:table-cell>
          <table:table-cell office:value-type="string" calcext:value-type="string">
            <text:p>'senescing true leaf presence'</text:p>
          </table:table-cell>
          <table:table-cell table:style-name="ce3" office:value-type="string" calcext:value-type="string">
            <text:p>'senescing true leaf'</text:p>
          </table:table-cell>
          <table:table-cell table:style-name="ce8" table:formula="of:=CONCATENATE(&quot;A {&quot;; [.D19]; &quot;} trait that is a {quality of} a {whole plant} that does not have any &quot;; SUBSTITUTE(SUBSTITUTE([.E19]; &quot;'&quot;; &quot;&quot;); &quot;leaf&quot;; &quot;leaves&quot;); &quot; {$&quot;; [.E19]; &quot;}.&quot;)" office:value-type="string" office:string-value="A {'senescing true leaf presence'} trait that is a {quality of} a {whole plant} that does not have any senescing true leaves {$'senescing true leaf'}." calcext:value-type="string">
            <text:p>A {'senescing true leaf presence'} trait that is a {quality of} a {whole plant} that does not have any senescing true leaves {$'senescing true leaf'}.</text:p>
          </table:table-cell>
          <table:table-cell table:style-name="ce5" table:formula="of:=CONCATENATE([.D1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ing true leaf presence' AND 'has quality measurement' SOME (&#10;    'measurement datum' AND (&#10;        ('upper count' VALUE 0) OR ('upper percent' VALUE 0.0)&#10;    )&#10;) " calcext:value-type="string">
            <text:p>'senesc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9]; &quot;absent&quot;; &quot;present&quot;)" office:value-type="string" office:string-value="'senescing true leaves present'" calcext:value-type="string">
            <text:p>'senescing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9]; &quot;)&quot;; CHAR(10); &quot;) AND 'depends on structure' ONLY (&quot;; CHAR(10); &quot;    NOT ('has visible part' SOME &quot;; [.E19]; &quot;)&quot;; CHAR(10); &quot;)&quot;)" office:value-type="string" office:string-value="'plant structure presence' AND 'quality of' SOME (&#10;    'whole plant' AND NOT ('has visible part' SOME 'senescing true leaf')&#10;) AND 'depends on structure' ONLY (&#10;    NOT ('has visible part' SOME 'senescing true leaf')&#10;)" calcext:value-type="string">
            <text:p>'plant structure presence' AND 'quality of' SOME (</text:p>
            <text:p>    'whole plant' AND NOT ('has visible part' SOME 'senescing true leaf')</text:p>
            <text:p>) AND 'depends on structure' ONLY (</text:p>
            <text:p>    NOT ('has visible part' SOME 'senescing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8</text:p>
          </table:table-cell>
          <table:table-cell table:formula="of:=SUBSTITUTE([.D20]; &quot;leaf presence&quot;; &quot;leaves absent&quot;)" office:value-type="string" office:string-value="'immature unfolded true leaves absent'" calcext:value-type="string">
            <text:p>'immature unfolded true leaves absent'</text:p>
          </table:table-cell>
          <table:table-cell office:value-type="string" calcext:value-type="string">
            <text:p>'immature unfolded true leaf presence'</text:p>
          </table:table-cell>
          <table:table-cell table:style-name="ce3" office:value-type="string" calcext:value-type="string">
            <text:p>'immature unfolded true leaf'</text:p>
          </table:table-cell>
          <table:table-cell table:style-name="ce8" table:formula="of:=CONCATENATE(&quot;An {&quot;; [.D20]; &quot;} trait that is a {quality of} a {whole plant} that does not have any &quot;; SUBSTITUTE(SUBSTITUTE([.E20]; &quot;'&quot;; &quot;&quot;); &quot;leaf&quot;; &quot;leaves&quot;); &quot; {$&quot;; [.E20]; &quot;}.&quot;)" office:value-type="string" office:string-value="An {'immature unfolded true leaf presence'} trait that is a {quality of} a {whole plant} that does not have any immature unfolded true leaves {$'immature unfolded true leaf'}." calcext:value-type="string">
            <text:p>An {'immature unfolded true leaf presence'} trait that is a {quality of} a {whole plant} that does not have any immature unfolded true leaves {$'immature unfolded true leaf'}.</text:p>
          </table:table-cell>
          <table:table-cell table:style-name="ce5" table:formula="of:=CONCATENATE([.D2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immature unfolded true leaf presence' AND 'has quality measurement' SOME (&#10;    'measurement datum' AND (&#10;        ('upper count' VALUE 0) OR ('upper percent' VALUE 0.0)&#10;    )&#10;) " calcext:value-type="string">
            <text:p>'immature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0]; &quot;absent&quot;; &quot;present&quot;)" office:value-type="string" office:string-value="'immature unfolded true leaves present'" calcext:value-type="string">
            <text:p>'immature unfolded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20]; &quot;)&quot;; CHAR(10); &quot;) AND 'depends on structure' ONLY (&quot;; CHAR(10); &quot;    NOT ('has visible part' SOME &quot;; [.E20]; &quot;)&quot;; CHAR(10); &quot;)&quot;)" office:value-type="string" office:string-value="'plant structure presence' AND 'quality of' SOME (&#10;    'whole plant' AND NOT ('has visible part' SOME 'immature unfolded true leaf')&#10;) AND 'depends on structure' ONLY (&#10;    NOT ('has visible part' SOME 'immature unfolded true leaf')&#10;)" calcext:value-type="string">
            <text:p>'plant structure presence' AND 'quality of' SOME (</text:p>
            <text:p>    'whole plant' AND NOT ('has visible part' SOME 'immature unfolded true leaf')</text:p>
            <text:p>) AND 'depends on structure' ONLY (</text:p>
            <text:p>    NOT ('has visible part' SOME 'immature unfolded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9</text:p>
          </table:table-cell>
          <table:table-cell table:formula="of:=SUBSTITUTE([.D21]; &quot;leaf presence&quot;; &quot;leaves absent&quot;)" office:value-type="string" office:string-value="'mature true leaves absent'" calcext:value-type="string">
            <text:p>'mature true leaves absent'</text:p>
          </table:table-cell>
          <table:table-cell office:value-type="string" calcext:value-type="string">
            <text:p>'mature true leaf presence'</text:p>
          </table:table-cell>
          <table:table-cell table:style-name="ce3" office:value-type="string" calcext:value-type="string">
            <text:p>'mature true leaf'</text:p>
          </table:table-cell>
          <table:table-cell table:style-name="ce8" table:formula="of:=CONCATENATE(&quot;A {&quot;; [.D21]; &quot;} trait that is a {quality of} a {whole plant} that does not have any &quot;; SUBSTITUTE(SUBSTITUTE([.E21]; &quot;'&quot;; &quot;&quot;); &quot;leaf&quot;; &quot;leaves&quot;); &quot; {$&quot;; [.E21]; &quot;}.&quot;)" office:value-type="string" office:string-value="A {'mature true leaf presence'} trait that is a {quality of} a {whole plant} that does not have any mature true leaves {$'mature true leaf'}." calcext:value-type="string">
            <text:p>A {'mature true leaf presence'} trait that is a {quality of} a {whole plant} that does not have any mature true leaves {$'mature true leaf'}.</text:p>
          </table:table-cell>
          <table:table-cell table:style-name="ce5" table:formula="of:=CONCATENATE([.D2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mature true leaf presence' AND 'has quality measurement' SOME (&#10;    'measurement datum' AND (&#10;        ('upper count' VALUE 0) OR ('upper percent' VALUE 0.0)&#10;    )&#10;) " calcext:value-type="string">
            <text:p>'mature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1]; &quot;absent&quot;; &quot;present&quot;)" office:value-type="string" office:string-value="'mature true leaves present'" calcext:value-type="string">
            <text:p>'mature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21]; &quot;)&quot;; CHAR(10); &quot;) AND 'depends on structure' ONLY (&quot;; CHAR(10); &quot;    NOT ('has visible part' SOME &quot;; [.E21]; &quot;)&quot;; CHAR(10); &quot;)&quot;)" office:value-type="string" office:string-value="'plant structure presence' AND 'quality of' SOME (&#10;    'whole plant' AND NOT ('has visible part' SOME 'mature true leaf')&#10;) AND 'depends on structure' ONLY (&#10;    NOT ('has visible part' SOME 'mature true leaf')&#10;)" calcext:value-type="string">
            <text:p>'plant structure presence' AND 'quality of' SOME (</text:p>
            <text:p>    'whole plant' AND NOT ('has visible part' SOME 'mature true leaf')</text:p>
            <text:p>) AND 'depends on structure' ONLY (</text:p>
            <text:p>    NOT ('has visible part' SOME 'mature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0</text:p>
          </table:table-cell>
          <table:table-cell table:formula="of:=SUBSTITUTE([.D22]; &quot;leaf presence&quot;; &quot;leaves absent&quot;)" office:value-type="string" office:string-value="'expanding unfolded true leaves absent'" calcext:value-type="string">
            <text:p>'expanding unfolded true leaves absent'</text:p>
          </table:table-cell>
          <table:table-cell office:value-type="string" calcext:value-type="string">
            <text:p>'expanding unfolded true leaf presence'</text:p>
          </table:table-cell>
          <table:table-cell table:style-name="ce3" office:value-type="string" calcext:value-type="string">
            <text:p>'expanding unfolded true leaf'</text:p>
          </table:table-cell>
          <table:table-cell table:style-name="ce8" table:formula="of:=CONCATENATE(&quot;An {&quot;; [.D22]; &quot;} trait that is a {quality of} a {whole plant} that does not have any &quot;; SUBSTITUTE(SUBSTITUTE([.E22]; &quot;'&quot;; &quot;&quot;); &quot;leaf&quot;; &quot;leaves&quot;); &quot; {$&quot;; [.E22]; &quot;}.&quot;)" office:value-type="string" office:string-value="An {'expanding unfolded true leaf presence'} trait that is a {quality of} a {whole plant} that does not have any expanding unfolded true leaves {$'expanding unfolded true leaf'}." calcext:value-type="string">
            <text:p>An {'expanding unfolded true leaf presence'} trait that is a {quality of} a {whole plant} that does not have any expanding unfolded true leaves {$'expanding unfolded true leaf'}.</text:p>
          </table:table-cell>
          <table:table-cell table:style-name="ce5" table:formula="of:=CONCATENATE([.D2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ing unfolded true leaf presence' AND 'has quality measurement' SOME (&#10;    'measurement datum' AND (&#10;        ('upper count' VALUE 0) OR ('upper percent' VALUE 0.0)&#10;    )&#10;) " calcext:value-type="string">
            <text:p>'expanding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2]; &quot;absent&quot;; &quot;present&quot;)" office:value-type="string" office:string-value="'expanding unfolded true leaves present'" calcext:value-type="string">
            <text:p>'expanding unfolded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22]; &quot;)&quot;; CHAR(10); &quot;) AND 'depends on structure' ONLY (&quot;; CHAR(10); &quot;    NOT ('has visible part' SOME &quot;; [.E22]; &quot;)&quot;; CHAR(10); &quot;)&quot;)" office:value-type="string" office:string-value="'plant structure presence' AND 'quality of' SOME (&#10;    'whole plant' AND NOT ('has visible part' SOME 'expanding unfolded true leaf')&#10;) AND 'depends on structure' ONLY (&#10;    NOT ('has visible part' SOME 'expanding unfolded true leaf')&#10;)" calcext:value-type="string">
            <text:p>'plant structure presence' AND 'quality of' SOME (</text:p>
            <text:p>    'whole plant' AND NOT ('has visible part' SOME 'expanding unfolded true leaf')</text:p>
            <text:p>) AND 'depends on structure' ONLY (</text:p>
            <text:p>    NOT ('has visible part' SOME 'expanding unfolded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1</text:p>
          </table:table-cell>
          <table:table-cell table:formula="of:=SUBSTITUTE([.D23]; &quot;leaf presence&quot;; &quot;leaves absent&quot;)" office:value-type="string" office:string-value="'expanded immature true leaves absent'" calcext:value-type="string">
            <text:p>'expanded immature true leaves absent'</text:p>
          </table:table-cell>
          <table:table-cell office:value-type="string" calcext:value-type="string">
            <text:p>'expanded immature true leaf presence'</text:p>
          </table:table-cell>
          <table:table-cell table:style-name="ce3" office:value-type="string" calcext:value-type="string">
            <text:p>'expanded immature true leaf'</text:p>
          </table:table-cell>
          <table:table-cell table:style-name="ce8" table:formula="of:=CONCATENATE(&quot;An {&quot;; [.D23]; &quot;} trait that is a {quality of} a {whole plant} that does not have any &quot;; SUBSTITUTE(SUBSTITUTE([.E23]; &quot;'&quot;; &quot;&quot;); &quot;leaf&quot;; &quot;leaves&quot;); &quot; {$&quot;; [.E23]; &quot;}.&quot;)" office:value-type="string" office:string-value="An {'expanded immature true leaf presence'} trait that is a {quality of} a {whole plant} that does not have any expanded immature true leaves {$'expanded immature true leaf'}." calcext:value-type="string">
            <text:p>An {'expanded immature true leaf presence'} trait that is a {quality of} a {whole plant} that does not have any expanded immature true leaves {$'expanded immature true leaf'}.</text:p>
          </table:table-cell>
          <table:table-cell table:style-name="ce5" table:formula="of:=CONCATENATE([.D2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ed immature true leaf presence' AND 'has quality measurement' SOME (&#10;    'measurement datum' AND (&#10;        ('upper count' VALUE 0) OR ('upper percent' VALUE 0.0)&#10;    )&#10;) " calcext:value-type="string">
            <text:p>'expanded immature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3]; &quot;absent&quot;; &quot;present&quot;)" office:value-type="string" office:string-value="'expanded immature true leaves present'" calcext:value-type="string">
            <text:p>'expanded immature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23]; &quot;)&quot;; CHAR(10); &quot;) AND 'depends on structure' ONLY (&quot;; CHAR(10); &quot;    NOT ('has visible part' SOME &quot;; [.E23]; &quot;)&quot;; CHAR(10); &quot;)&quot;)" office:value-type="string" office:string-value="'plant structure presence' AND 'quality of' SOME (&#10;    'whole plant' AND NOT ('has visible part' SOME 'expanded immature true leaf')&#10;) AND 'depends on structure' ONLY (&#10;    NOT ('has visible part' SOME 'expanded immature true leaf')&#10;)" calcext:value-type="string">
            <text:p>'plant structure presence' AND 'quality of' SOME (</text:p>
            <text:p>    'whole plant' AND NOT ('has visible part' SOME 'expanded immature true leaf')</text:p>
            <text:p>) AND 'depends on structure' ONLY (</text:p>
            <text:p>    NOT ('has visible part' SOME 'expanded immature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2</text:p>
          </table:table-cell>
          <table:table-cell table:formula="of:=SUBSTITUTE([.D24]; &quot;leaf presence&quot;; &quot;leaves absent&quot;)" office:value-type="string" office:string-value="'expanding true leaves absent'" calcext:value-type="string">
            <text:p>'expanding true leaves absent'</text:p>
          </table:table-cell>
          <table:table-cell office:value-type="string" calcext:value-type="string">
            <text:p>'expanding true leaf presence'</text:p>
          </table:table-cell>
          <table:table-cell table:style-name="ce3" office:value-type="string" calcext:value-type="string">
            <text:p>'expanding true leaf'</text:p>
          </table:table-cell>
          <table:table-cell table:style-name="ce8" table:formula="of:=CONCATENATE(&quot;An {&quot;; [.D24]; &quot;} trait that is a {quality of} a {whole plant} that does not have any &quot;; SUBSTITUTE(SUBSTITUTE([.E24]; &quot;'&quot;; &quot;&quot;); &quot;leaf&quot;; &quot;leaves&quot;); &quot; {$&quot;; [.E24]; &quot;}.&quot;)" office:value-type="string" office:string-value="An {'expanding true leaf presence'} trait that is a {quality of} a {whole plant} that does not have any expanding true leaves {$'expanding true leaf'}." calcext:value-type="string">
            <text:p>An {'expanding true leaf presence'} trait that is a {quality of} a {whole plant} that does not have any expanding true leaves {$'expanding true leaf'}.</text:p>
          </table:table-cell>
          <table:table-cell table:style-name="ce5" table:formula="of:=CONCATENATE([.D2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ing true leaf presence' AND 'has quality measurement' SOME (&#10;    'measurement datum' AND (&#10;        ('upper count' VALUE 0) OR ('upper percent' VALUE 0.0)&#10;    )&#10;) " calcext:value-type="string">
            <text:p>'expand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4]; &quot;absent&quot;; &quot;present&quot;)" office:value-type="string" office:string-value="'expanding true leaves present'" calcext:value-type="string">
            <text:p>'expanding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24]; &quot;)&quot;; CHAR(10); &quot;) AND 'depends on structure' ONLY (&quot;; CHAR(10); &quot;    NOT ('has visible part' SOME &quot;; [.E24]; &quot;)&quot;; CHAR(10); &quot;)&quot;)" office:value-type="string" office:string-value="'plant structure presence' AND 'quality of' SOME (&#10;    'whole plant' AND NOT ('has visible part' SOME 'expanding true leaf')&#10;) AND 'depends on structure' ONLY (&#10;    NOT ('has visible part' SOME 'expanding true leaf')&#10;)" calcext:value-type="string">
            <text:p>'plant structure presence' AND 'quality of' SOME (</text:p>
            <text:p>    'whole plant' AND NOT ('has visible part' SOME 'expanding true leaf')</text:p>
            <text:p>) AND 'depends on structure' ONLY (</text:p>
            <text:p>    NOT ('has visible part' SOME 'expanding true leaf')</text:p>
            <text:p>)</text:p>
          </table:table-cell>
          <table:table-cell table:number-columns-repeated="3"/>
        </table:table-row>
        <table:table-row table:style-name="ro5">
          <table:table-cell/>
          <table:table-cell table:style-name="Default"/>
          <table:table-cell table:number-columns-repeated="3"/>
          <table:table-cell table:style-name="ce5" table:number-columns-repeated="3"/>
          <table:table-cell table:style-name="ce8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3</text:p>
          </table:table-cell>
          <table:table-cell table:formula="of:=SUBSTITUTE([.D26]; &quot; presence&quot;; &quot;s absent&quot;)" office:value-type="string" office:string-value="'reproductive structures absent'" calcext:value-type="string">
            <text:p>'reproductive structures absent'</text:p>
          </table:table-cell>
          <table:table-cell table:formula="of:=SUBSTITUTE([.E26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8" table:formula="of:=CONCATENATE(&quot;A {&quot;; [.D26]; &quot;} trait that is a {quality of} a {whole plant} that does not have any &quot;; SUBSTITUTE(SUBSTITUTE([.E26]; &quot;'&quot;; &quot;s&quot;; 2); &quot;'&quot;; &quot;&quot;); &quot; {$&quot;; [.E26]; &quot;}.&quot;)" office:value-type="string" office:string-value="A {'reproductive structure presence'} trait that is a {quality of} a {whole plant} that does not have any reproductive structures {$'reproductive structure'}." calcext:value-type="string">
            <text:p>A {'reproductive structure presence'} trait that is a {quality of} a {whole plant} that does not have any reproductive structures {$'reproductive structure'}.</text:p>
          </table:table-cell>
          <table:table-cell table:style-name="ce5" table:formula="of:=CONCATENATE([.D2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eproductive structure presence' AND 'has quality measurement' SOME (&#10;    'measurement datum' AND (&#10;        ('upper count' VALUE 0) OR ('upper percent' VALUE 0.0)&#10;    )&#10;) " calcext:value-type="string">
            <text:p>'reproductive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6]; &quot;absent&quot;; &quot;present&quot;)" office:value-type="string" office:string-value="'reproductive structures present'" calcext:value-type="string">
            <text:p>'reproductive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26]; &quot;)&quot;; CHAR(10); &quot;) AND 'depends on structure' ONLY (&quot;; CHAR(10); &quot;    NOT ('has visible part' SOME &quot;; [.E26]; &quot;)&quot;; CHAR(10); &quot;)&quot;)" office:value-type="string" office:string-value="'plant structure presence' AND 'quality of' SOME (&#10;    'whole plant' AND NOT ('has visible part' SOME 'reproductive structure')&#10;) AND 'depends on structure' ONLY (&#10;    NOT ('has visible part' SOME 'reproductive structure')&#10;)" calcext:value-type="string">
            <text:p>'plant structure presence' AND 'quality of' SOME (</text:p>
            <text:p>    'whole plant' AND NOT ('has visible part' SOME 'reproductive structure')</text:p>
            <text:p>) AND 'depends on structure' ONLY (</text:p>
            <text:p>    NOT ('has visible part' SOME 'reproductive structur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4</text:p>
          </table:table-cell>
          <table:table-cell table:formula="of:=SUBSTITUTE([.D27]; &quot; presence&quot;; &quot;s absent&quot;)" office:value-type="string" office:string-value="'floral structures absent'" calcext:value-type="string">
            <text:p>'floral structures absent'</text:p>
          </table:table-cell>
          <table:table-cell table:formula="of:=CONCATENATE(&quot;'&quot;; SUBSTITUTE(SUBSTITUTE([.E27]; &quot;PO:&quot;; &quot;&quot;); &quot;'&quot;; &quot;&quot;); &quot; presence'&quot;)" office:value-type="string" office:string-value="'floral structure presence'" calcext:value-type="string">
            <text:p>'floral structure presence'</text:p>
          </table:table-cell>
          <table:table-cell table:style-name="ce3" office:value-type="string" calcext:value-type="string">
            <text:p>'floral structure'</text:p>
          </table:table-cell>
          <table:table-cell table:style-name="ce8" table:formula="of:=CONCATENATE(&quot;A {&quot;; [.D27]; &quot;} trait that is a {quality of} a {whole plant} that does not have any &quot;; SUBSTITUTE(SUBSTITUTE([.E27]; &quot;'&quot;; &quot;s&quot;; 2); &quot;'&quot;; &quot;&quot;); &quot; {$&quot;; [.E27]; &quot;}.&quot;)" office:value-type="string" office:string-value="A {'floral structure presence'} trait that is a {quality of} a {whole plant} that does not have any floral structures {$'floral structure'}." calcext:value-type="string">
            <text:p>A {'floral structure presence'} trait that is a {quality of} a {whole plant} that does not have any floral structures {$'floral structure'}.</text:p>
          </table:table-cell>
          <table:table-cell table:style-name="ce5" table:formula="of:=CONCATENATE([.D2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ral structure presence' AND 'has quality measurement' SOME (&#10;    'measurement datum' AND (&#10;        ('upper count' VALUE 0) OR ('upper percent' VALUE 0.0)&#10;    )&#10;) " calcext:value-type="string">
            <text:p>'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7]; &quot;absent&quot;; &quot;present&quot;)" office:value-type="string" office:string-value="'floral structures present'" calcext:value-type="string">
            <text:p>'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27]; &quot;)&quot;; CHAR(10); &quot;) AND 'depends on structure' ONLY (&quot;; CHAR(10); &quot;    NOT ('has visible part' SOME &quot;; [.E27]; &quot;)&quot;; CHAR(10); &quot;)&quot;)" office:value-type="string" office:string-value="'plant structure presence' AND 'quality of' SOME (&#10;    'whole plant' AND NOT ('has visible part' SOME 'floral structure')&#10;) AND 'depends on structure' ONLY (&#10;    NOT ('has visible part' SOME 'floral structure')&#10;)" calcext:value-type="string">
            <text:p>'plant structure presence' AND 'quality of' SOME (</text:p>
            <text:p>    'whole plant' AND NOT ('has visible part' SOME 'floral structure')</text:p>
            <text:p>) AND 'depends on structure' ONLY (</text:p>
            <text:p>    NOT ('has visible part' SOME 'floral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5</text:p>
          </table:table-cell>
          <table:table-cell table:formula="of:=SUBSTITUTE([.D28]; &quot; presence&quot;; &quot;s absent&quot;)" office:value-type="string" office:string-value="'non-senesced floral structures absent'" calcext:value-type="string">
            <text:p>'non-senesced floral structures absent'</text:p>
          </table:table-cell>
          <table:table-cell table:formula="of:=CONCATENATE(&quot;'&quot;; SUBSTITUTE(SUBSTITUTE([.E28]; &quot;PO:&quot;; &quot;&quot;); &quot;'&quot;; &quot;&quot;); &quot; presence'&quot;)" office:value-type="string" office:string-value="'non-senesced floral structure presence'" calcext:value-type="string">
            <text:p>'non-senesced floral structure presence'</text:p>
          </table:table-cell>
          <table:table-cell table:style-name="ce3" office:value-type="string" calcext:value-type="string">
            <text:p>'non-senesced floral structure'</text:p>
          </table:table-cell>
          <table:table-cell table:style-name="ce8" table:formula="of:=CONCATENATE(&quot;A {&quot;; [.D28]; &quot;} trait that is a {quality of} a {whole plant} that does not have any &quot;; SUBSTITUTE(SUBSTITUTE([.E28]; &quot;'&quot;; &quot;s&quot;; 2); &quot;'&quot;; &quot;&quot;); &quot; {$&quot;; [.E28]; &quot;}.&quot;)" office:value-type="string" office:string-value="A {'non-senesced floral structure presence'} trait that is a {quality of} a {whole plant} that does not have any non-senesced floral structures {$'non-senesced floral structure'}." calcext:value-type="string">
            <text:p>A {'non-senesced floral structure presence'} trait that is a {quality of} a {whole plant} that does not have any non-senesced floral structures {$'non-senesced floral structure'}.</text:p>
          </table:table-cell>
          <table:table-cell table:style-name="ce5" table:formula="of:=CONCATENATE([.D2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senesced floral structure presence' AND 'has quality measurement' SOME (&#10;    'measurement datum' AND (&#10;        ('upper count' VALUE 0) OR ('upper percent' VALUE 0.0)&#10;    )&#10;) " calcext:value-type="string">
            <text:p>'non-senesced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8]; &quot;absent&quot;; &quot;present&quot;)" office:value-type="string" office:string-value="'non-senesced floral structures present'" calcext:value-type="string">
            <text:p>'non-senesced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28]; &quot;)&quot;; CHAR(10); &quot;) AND 'depends on structure' ONLY (&quot;; CHAR(10); &quot;    NOT ('has visible part' SOME &quot;; [.E28]; &quot;)&quot;; CHAR(10); &quot;)&quot;)" office:value-type="string" office:string-value="'plant structure presence' AND 'quality of' SOME (&#10;    'whole plant' AND NOT ('has visible part' SOME 'non-senesced floral structure')&#10;) AND 'depends on structure' ONLY (&#10;    NOT ('has visible part' SOME 'non-senesced floral structure')&#10;)" calcext:value-type="string">
            <text:p>'plant structure presence' AND 'quality of' SOME (</text:p>
            <text:p>    'whole plant' AND NOT ('has visible part' SOME 'non-senesced floral structure')</text:p>
            <text:p>) AND 'depends on structure' ONLY (</text:p>
            <text:p>    NOT ('has visible part' SOME 'non-senesced floral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6</text:p>
          </table:table-cell>
          <table:table-cell table:formula="of:=SUBSTITUTE([.D29]; &quot; presence&quot;; &quot;s absent&quot;)" office:value-type="string" office:string-value="'unopened floral structures absent'" calcext:value-type="string">
            <text:p>'unopened floral structures absent'</text:p>
          </table:table-cell>
          <table:table-cell table:formula="of:=SUBSTITUTE([.E29]; &quot;'&quot;; &quot; presence'&quot;; 2)" office:value-type="string" office:string-value="'unopened floral structure presence'" calcext:value-type="string">
            <text:p>'unopened floral structure presence'</text:p>
          </table:table-cell>
          <table:table-cell table:style-name="ce3" office:value-type="string" calcext:value-type="string">
            <text:p>'unopened floral structure'</text:p>
          </table:table-cell>
          <table:table-cell table:style-name="ce8" table:formula="of:=CONCATENATE(&quot;An {&quot;; [.D29]; &quot;} trait that is a {quality of} a {whole plant} that does not have any &quot;; SUBSTITUTE(SUBSTITUTE([.E29]; &quot;'&quot;; &quot;s&quot;; 2); &quot;'&quot;; &quot;&quot;); &quot; {$&quot;; [.E29]; &quot;}.&quot;)" office:value-type="string" office:string-value="An {'unopened floral structure presence'} trait that is a {quality of} a {whole plant} that does not have any unopened floral structures {$'unopened floral structure'}." calcext:value-type="string">
            <text:p>An {'unopened floral structure presence'} trait that is a {quality of} a {whole plant} that does not have any unopened floral structures {$'unopened floral structure'}.</text:p>
          </table:table-cell>
          <table:table-cell table:style-name="ce5" table:formula="of:=CONCATENATE([.D2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opened floral structure presence' AND 'has quality measurement' SOME (&#10;    'measurement datum' AND (&#10;        ('upper count' VALUE 0) OR ('upper percent' VALUE 0.0)&#10;    )&#10;) " calcext:value-type="string">
            <text:p>'unopened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9]; &quot;absent&quot;; &quot;present&quot;)" office:value-type="string" office:string-value="'unopened floral structures present'" calcext:value-type="string">
            <text:p>'unopened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29]; &quot;)&quot;; CHAR(10); &quot;) AND 'depends on structure' ONLY (&quot;; CHAR(10); &quot;    NOT ('has visible part' SOME &quot;; [.E29]; &quot;)&quot;; CHAR(10); &quot;)&quot;)" office:value-type="string" office:string-value="'plant structure presence' AND 'quality of' SOME (&#10;    'whole plant' AND NOT ('has visible part' SOME 'unopened floral structure')&#10;) AND 'depends on structure' ONLY (&#10;    NOT ('has visible part' SOME 'unopened floral structure')&#10;)" calcext:value-type="string">
            <text:p>'plant structure presence' AND 'quality of' SOME (</text:p>
            <text:p>    'whole plant' AND NOT ('has visible part' SOME 'unopened floral structure')</text:p>
            <text:p>) AND 'depends on structure' ONLY (</text:p>
            <text:p>    NOT ('has visible part' SOME 'unopened floral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7</text:p>
          </table:table-cell>
          <table:table-cell table:formula="of:=SUBSTITUTE([.D30]; &quot; presence&quot;; &quot;s absent&quot;)" office:value-type="string" office:string-value="'opening floral structures absent'" calcext:value-type="string">
            <text:p>'opening floral structures absent'</text:p>
          </table:table-cell>
          <table:table-cell table:formula="of:=SUBSTITUTE([.E30]; &quot;'&quot;; &quot; presence'&quot;; 2)" office:value-type="string" office:string-value="'opening floral structure presence'" calcext:value-type="string">
            <text:p>'opening floral structure presence'</text:p>
          </table:table-cell>
          <table:table-cell table:style-name="ce3" office:value-type="string" calcext:value-type="string">
            <text:p>'opening floral structure'</text:p>
          </table:table-cell>
          <table:table-cell table:style-name="ce8" table:formula="of:=CONCATENATE(&quot;An {&quot;; [.D30]; &quot;} trait that is a {quality of} a {whole plant} that does not have any &quot;; SUBSTITUTE(SUBSTITUTE([.E30]; &quot;'&quot;; &quot;s&quot;; 2); &quot;'&quot;; &quot;&quot;); &quot; {$&quot;; [.E30]; &quot;}.&quot;)" office:value-type="string" office:string-value="An {'opening floral structure presence'} trait that is a {quality of} a {whole plant} that does not have any opening floral structures {$'opening floral structure'}." calcext:value-type="string">
            <text:p>An {'opening floral structure presence'} trait that is a {quality of} a {whole plant} that does not have any opening floral structures {$'opening floral structure'}.</text:p>
          </table:table-cell>
          <table:table-cell table:style-name="ce5" table:formula="of:=CONCATENATE([.D3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ing floral structure presence' AND 'has quality measurement' SOME (&#10;    'measurement datum' AND (&#10;        ('upper count' VALUE 0) OR ('upper percent' VALUE 0.0)&#10;    )&#10;) " calcext:value-type="string">
            <text:p>'opening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0]; &quot;absent&quot;; &quot;present&quot;)" office:value-type="string" office:string-value="'opening floral structures present'" calcext:value-type="string">
            <text:p>'opening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30]; &quot;)&quot;; CHAR(10); &quot;) AND 'depends on structure' ONLY (&quot;; CHAR(10); &quot;    NOT ('has visible part' SOME &quot;; [.E30]; &quot;)&quot;; CHAR(10); &quot;)&quot;)" office:value-type="string" office:string-value="'plant structure presence' AND 'quality of' SOME (&#10;    'whole plant' AND NOT ('has visible part' SOME 'opening floral structure')&#10;) AND 'depends on structure' ONLY (&#10;    NOT ('has visible part' SOME 'opening floral structure')&#10;)" calcext:value-type="string">
            <text:p>'plant structure presence' AND 'quality of' SOME (</text:p>
            <text:p>    'whole plant' AND NOT ('has visible part' SOME 'opening floral structure')</text:p>
            <text:p>) AND 'depends on structure' ONLY (</text:p>
            <text:p>    NOT ('has visible part' SOME 'opening floral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8</text:p>
          </table:table-cell>
          <table:table-cell table:formula="of:=SUBSTITUTE([.D31]; &quot; presence&quot;; &quot;s absent&quot;)" office:value-type="string" office:string-value="'open floral structures absent'" calcext:value-type="string">
            <text:p>'open floral structures absent'</text:p>
          </table:table-cell>
          <table:table-cell table:formula="of:=SUBSTITUTE([.E31]; &quot;'&quot;; &quot; presence'&quot;; 2)" office:value-type="string" office:string-value="'open floral structure presence'" calcext:value-type="string">
            <text:p>'open floral structure presence'</text:p>
          </table:table-cell>
          <table:table-cell table:style-name="ce3" office:value-type="string" calcext:value-type="string">
            <text:p>'open floral structure'</text:p>
          </table:table-cell>
          <table:table-cell table:style-name="ce8" table:formula="of:=CONCATENATE(&quot;An {&quot;; [.D31]; &quot;} trait that is a {quality of} a {whole plant} that does not have any &quot;; SUBSTITUTE(SUBSTITUTE([.E31]; &quot;'&quot;; &quot;s&quot;; 2); &quot;'&quot;; &quot;&quot;); &quot; {$&quot;; [.E31]; &quot;}.&quot;)" office:value-type="string" office:string-value="An {'open floral structure presence'} trait that is a {quality of} a {whole plant} that does not have any open floral structures {$'open floral structure'}." calcext:value-type="string">
            <text:p>An {'open floral structure presence'} trait that is a {quality of} a {whole plant} that does not have any open floral structures {$'open floral structure'}.</text:p>
          </table:table-cell>
          <table:table-cell table:style-name="ce5" table:formula="of:=CONCATENATE([.D3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 floral structure presence' AND 'has quality measurement' SOME (&#10;    'measurement datum' AND (&#10;        ('upper count' VALUE 0) OR ('upper percent' VALUE 0.0)&#10;    )&#10;) " calcext:value-type="string">
            <text:p>'open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1]; &quot;absent&quot;; &quot;present&quot;)" office:value-type="string" office:string-value="'open floral structures present'" calcext:value-type="string">
            <text:p>'open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31]; &quot;)&quot;; CHAR(10); &quot;) AND 'depends on structure' ONLY (&quot;; CHAR(10); &quot;    NOT ('has visible part' SOME &quot;; [.E31]; &quot;)&quot;; CHAR(10); &quot;)&quot;)" office:value-type="string" office:string-value="'plant structure presence' AND 'quality of' SOME (&#10;    'whole plant' AND NOT ('has visible part' SOME 'open floral structure')&#10;) AND 'depends on structure' ONLY (&#10;    NOT ('has visible part' SOME 'open floral structure')&#10;)" calcext:value-type="string">
            <text:p>'plant structure presence' AND 'quality of' SOME (</text:p>
            <text:p>    'whole plant' AND NOT ('has visible part' SOME 'open floral structure')</text:p>
            <text:p>) AND 'depends on structure' ONLY (</text:p>
            <text:p>    NOT ('has visible part' SOME 'open floral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9</text:p>
          </table:table-cell>
          <table:table-cell table:formula="of:=SUBSTITUTE([.D32]; &quot; presence&quot;; &quot;s absent&quot;)" office:value-type="string" office:string-value="'pollen-releasing floral structures absent'" calcext:value-type="string">
            <text:p>'pollen-releasing floral structures absent'</text:p>
          </table:table-cell>
          <table:table-cell table:formula="of:=SUBSTITUTE([.E32]; &quot;'&quot;; &quot; presence'&quot;; 2)" office:value-type="string" office:string-value="'pollen-releasing floral structure presence'" calcext:value-type="string">
            <text:p>'pollen-releasing floral structure presence'</text:p>
          </table:table-cell>
          <table:table-cell table:style-name="ce3" office:value-type="string" calcext:value-type="string">
            <text:p>'pollen-releasing floral structure'</text:p>
          </table:table-cell>
          <table:table-cell table:style-name="ce8" table:formula="of:=CONCATENATE(&quot;A {&quot;; [.D32]; &quot;} trait that is a {quality of} a {whole plant} that does not have any &quot;; SUBSTITUTE(SUBSTITUTE([.E32]; &quot;'&quot;; &quot;s&quot;; 2); &quot;'&quot;; &quot;&quot;); &quot; {$&quot;; [.E32]; &quot;}.&quot;)" office:value-type="string" office:string-value="A {'pollen-releasing floral structure presence'} trait that is a {quality of} a {whole plant} that does not have any pollen-releasing floral structures {$'pollen-releasing floral structure'}." calcext:value-type="string">
            <text:p>A {'pollen-releasing floral structure presence'} trait that is a {quality of} a {whole plant} that does not have any pollen-releasing floral structures {$'pollen-releasing floral structure'}.</text:p>
          </table:table-cell>
          <table:table-cell table:style-name="ce5" table:formula="of:=CONCATENATE([.D3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floral structure presence' AND 'has quality measurement' SOME (&#10;    'measurement datum' AND (&#10;        ('upper count' VALUE 0) OR ('upper percent' VALUE 0.0)&#10;    )&#10;) " calcext:value-type="string">
            <text:p>'pollen-releasing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2]; &quot;absent&quot;; &quot;present&quot;)" office:value-type="string" office:string-value="'pollen-releasing floral structures present'" calcext:value-type="string">
            <text:p>'pollen-releasing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32]; &quot;)&quot;; CHAR(10); &quot;) AND 'depends on structure' ONLY (&quot;; CHAR(10); &quot;    NOT ('has visible part' SOME &quot;; [.E32]; &quot;)&quot;; CHAR(10); &quot;)&quot;)" office:value-type="string" office:string-value="'plant structure presence' AND 'quality of' SOME (&#10;    'whole plant' AND NOT ('has visible part' SOME 'pollen-releasing floral structure')&#10;) AND 'depends on structure' ONLY (&#10;    NOT ('has visible part' SOME 'pollen-releasing floral structure')&#10;)" calcext:value-type="string">
            <text:p>'plant structure presence' AND 'quality of' SOME (</text:p>
            <text:p>    'whole plant' AND NOT ('has visible part' SOME 'pollen-releasing floral structure')</text:p>
            <text:p>) AND 'depends on structure' ONLY (</text:p>
            <text:p>    NOT ('has visible part' SOME 'pollen-releasing floral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0</text:p>
          </table:table-cell>
          <table:table-cell table:formula="of:=SUBSTITUTE([.D33]; &quot; presence&quot;; &quot;s absent&quot;)" office:value-type="string" office:string-value="'senesced floral structures absent'" calcext:value-type="string">
            <text:p>'senesced floral structures absent'</text:p>
          </table:table-cell>
          <table:table-cell table:formula="of:=CONCATENATE(&quot;'&quot;; SUBSTITUTE(SUBSTITUTE([.E33]; &quot;PO:&quot;; &quot;&quot;); &quot;'&quot;; &quot;&quot;); &quot; presence'&quot;)" office:value-type="string" office:string-value="'senesced floral structure presence'" calcext:value-type="string">
            <text:p>'senesced floral structure presence'</text:p>
          </table:table-cell>
          <table:table-cell table:style-name="ce3" office:value-type="string" calcext:value-type="string">
            <text:p>'senesced floral structure'</text:p>
          </table:table-cell>
          <table:table-cell table:style-name="ce8" table:formula="of:=CONCATENATE(&quot;A {&quot;; [.D33]; &quot;} trait that is a {quality of} a {whole plant} that does not have any &quot;; SUBSTITUTE(SUBSTITUTE([.E33]; &quot;'&quot;; &quot;s&quot;; 2); &quot;'&quot;; &quot;&quot;); &quot; {$&quot;; [.E33]; &quot;}.&quot;)" office:value-type="string" office:string-value="A {'senesced floral structure presence'} trait that is a {quality of} a {whole plant} that does not have any senesced floral structures {$'senesced floral structure'}." calcext:value-type="string">
            <text:p>A {'senesced floral structure presence'} trait that is a {quality of} a {whole plant} that does not have any senesced floral structures {$'senesced floral structure'}.</text:p>
          </table:table-cell>
          <table:table-cell table:style-name="ce5" table:formula="of:=CONCATENATE([.D3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ed floral structure presence' AND 'has quality measurement' SOME (&#10;    'measurement datum' AND (&#10;        ('upper count' VALUE 0) OR ('upper percent' VALUE 0.0)&#10;    )&#10;) " calcext:value-type="string">
            <text:p>'senesced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3]; &quot;absent&quot;; &quot;present&quot;)" office:value-type="string" office:string-value="'senesced floral structures present'" calcext:value-type="string">
            <text:p>'senesced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33]; &quot;)&quot;; CHAR(10); &quot;) AND 'depends on structure' ONLY (&quot;; CHAR(10); &quot;    NOT ('has visible part' SOME &quot;; [.E33]; &quot;)&quot;; CHAR(10); &quot;)&quot;)" office:value-type="string" office:string-value="'plant structure presence' AND 'quality of' SOME (&#10;    'whole plant' AND NOT ('has visible part' SOME 'senesced floral structure')&#10;) AND 'depends on structure' ONLY (&#10;    NOT ('has visible part' SOME 'senesced floral structure')&#10;)" calcext:value-type="string">
            <text:p>'plant structure presence' AND 'quality of' SOME (</text:p>
            <text:p>    'whole plant' AND NOT ('has visible part' SOME 'senesced floral structure')</text:p>
            <text:p>) AND 'depends on structure' ONLY (</text:p>
            <text:p>    NOT ('has visible part' SOME 'senesced floral structur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1</text:p>
          </table:table-cell>
          <table:table-cell table:formula="of:=SUBSTITUTE([.D34]; &quot; presence&quot;; &quot;s absent&quot;)" office:value-type="string" office:string-value="'flowers absent'" calcext:value-type="string">
            <text:p>'flowers absent'</text:p>
          </table:table-cell>
          <table:table-cell table:formula="of:=CONCATENATE(&quot;'&quot;; SUBSTITUTE(SUBSTITUTE([.E34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3" office:value-type="string" calcext:value-type="string">
            <text:p>PO:'flower'</text:p>
          </table:table-cell>
          <table:table-cell table:style-name="ce8" table:formula="of:=CONCATENATE(&quot;A {&quot;; [.D34]; &quot;} trait that is a {quality of} a {whole plant} that does not have any &quot;; SUBSTITUTE(SUBSTITUTE([.E34]; &quot;'&quot;; &quot;s&quot;; 2); &quot;'&quot;; &quot;&quot;); &quot; {$&quot;; [.E34]; &quot;}.&quot;)" office:value-type="string" office:string-value="A {'flower presence'} trait that is a {quality of} a {whole plant} that does not have any PO:flowers {$PO:'flower'}." calcext:value-type="string">
            <text:p>A {'flower presence'} trait that is a {quality of} a {whole plant} that does not have any PO:flowers {$PO:'flower'}.</text:p>
          </table:table-cell>
          <table:table-cell table:style-name="ce5" table:formula="of:=CONCATENATE([.D3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presence' AND 'has quality measurement' SOME (&#10;    'measurement datum' AND (&#10;        ('upper count' VALUE 0) OR ('upper percent' VALUE 0.0)&#10;    )&#10;) " calcext:value-type="string">
            <text:p>'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4]; &quot;absent&quot;; &quot;present&quot;)" office:value-type="string" office:string-value="'flowers present'" calcext:value-type="string">
            <text:p>'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4]; &quot;)&quot;; CHAR(10); &quot;) AND 'depends on structure' ONLY (&quot;; CHAR(10); &quot;    NOT ('has visible part' SOME &quot;; [.E34]; &quot;)&quot;; CHAR(10); &quot;)&quot;)" office:value-type="string" office:string-value="'plant structure presence' AND 'quality of' SOME (&#10;    'whole plant' AND NOT ('has visible part' SOME PO:'flower')&#10;) AND 'depends on structure' ONLY (&#10;    NOT ('has visible part' SOME PO:'flower')&#10;)" calcext:value-type="string">
            <text:p>'plant structure presence' AND 'quality of' SOME (</text:p>
            <text:p>    'whole plant' AND NOT ('has visible part' SOME PO:'flower')</text:p>
            <text:p>) AND 'depends on structure' ONLY (</text:p>
            <text:p>    NOT ('has visible part' SOME PO:'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2</text:p>
          </table:table-cell>
          <table:table-cell table:formula="of:=SUBSTITUTE([.D35]; &quot; presence&quot;; &quot;s absent&quot;)" office:value-type="string" office:string-value="'non-senesced flowers absent'" calcext:value-type="string">
            <text:p>'non-senesced flowers absent'</text:p>
          </table:table-cell>
          <table:table-cell table:formula="of:=CONCATENATE(&quot;'&quot;; SUBSTITUTE(SUBSTITUTE([.E35]; &quot;PO:&quot;; &quot;&quot;); &quot;'&quot;; &quot;&quot;); &quot; presence'&quot;)" office:value-type="string" office:string-value="'non-senesced flower presence'" calcext:value-type="string">
            <text:p>'non-senesced flower presence'</text:p>
          </table:table-cell>
          <table:table-cell table:style-name="ce3" office:value-type="string" calcext:value-type="string">
            <text:p>'non-senesced flower'</text:p>
          </table:table-cell>
          <table:table-cell table:style-name="ce8" table:formula="of:=CONCATENATE(&quot;A {&quot;; [.D35]; &quot;} trait that is a {quality of} a {whole plant} that does not have any &quot;; SUBSTITUTE(SUBSTITUTE([.E35]; &quot;'&quot;; &quot;s&quot;; 2); &quot;'&quot;; &quot;&quot;); &quot; {$&quot;; [.E35]; &quot;}.&quot;)" office:value-type="string" office:string-value="A {'non-senesced flower presence'} trait that is a {quality of} a {whole plant} that does not have any non-senesced flowers {$'non-senesced flower'}." calcext:value-type="string">
            <text:p>A {'non-senesced flower presence'} trait that is a {quality of} a {whole plant} that does not have any non-senesced flowers {$'non-senesced flower'}.</text:p>
          </table:table-cell>
          <table:table-cell table:style-name="ce5" table:formula="of:=CONCATENATE([.D3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senesced flower presence' AND 'has quality measurement' SOME (&#10;    'measurement datum' AND (&#10;        ('upper count' VALUE 0) OR ('upper percent' VALUE 0.0)&#10;    )&#10;) " calcext:value-type="string">
            <text:p>'non-senesc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5]; &quot;absent&quot;; &quot;present&quot;)" office:value-type="string" office:string-value="'non-senesced flowers present'" calcext:value-type="string">
            <text:p>'non-senesced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5]; &quot;)&quot;; CHAR(10); &quot;) AND 'depends on structure' ONLY (&quot;; CHAR(10); &quot;    NOT ('has visible part' SOME &quot;; [.E35]; &quot;)&quot;; CHAR(10); &quot;)&quot;)" office:value-type="string" office:string-value="'plant structure presence' AND 'quality of' SOME (&#10;    'whole plant' AND NOT ('has visible part' SOME 'non-senesced flower')&#10;) AND 'depends on structure' ONLY (&#10;    NOT ('has visible part' SOME 'non-senesced flower')&#10;)" calcext:value-type="string">
            <text:p>'plant structure presence' AND 'quality of' SOME (</text:p>
            <text:p>    'whole plant' AND NOT ('has visible part' SOME 'non-senesced flower')</text:p>
            <text:p>) AND 'depends on structure' ONLY (</text:p>
            <text:p>    NOT ('has visible part' SOME 'non-senesced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3</text:p>
          </table:table-cell>
          <table:table-cell table:formula="of:=SUBSTITUTE([.D36]; &quot; presence&quot;; &quot;s absent&quot;)" office:value-type="string" office:string-value="'unopened flowers absent'" calcext:value-type="string">
            <text:p>'unopened flowers absent'</text:p>
          </table:table-cell>
          <table:table-cell table:formula="of:=SUBSTITUTE([.E36]; &quot;'&quot;; &quot; presence'&quot;; 2)" office:value-type="string" office:string-value="'unopened flower presence'" calcext:value-type="string">
            <text:p>'unopened flower presence'</text:p>
          </table:table-cell>
          <table:table-cell table:style-name="ce3" office:value-type="string" calcext:value-type="string">
            <text:p>'unopened flower'</text:p>
          </table:table-cell>
          <table:table-cell table:style-name="ce8" table:formula="of:=CONCATENATE(&quot;An {&quot;; [.D36]; &quot;} trait that is a {quality of} a {whole plant} that does not have any &quot;; SUBSTITUTE(SUBSTITUTE([.E36]; &quot;'&quot;; &quot;s&quot;; 2); &quot;'&quot;; &quot;&quot;); &quot; {$&quot;; [.E36]; &quot;}.&quot;)" office:value-type="string" office:string-value="An {'unopened flower presence'} trait that is a {quality of} a {whole plant} that does not have any unopened flowers {$'unopened flower'}." calcext:value-type="string">
            <text:p>An {'unopened flower presence'} trait that is a {quality of} a {whole plant} that does not have any unopened flowers {$'unopened flower'}.</text:p>
          </table:table-cell>
          <table:table-cell table:style-name="ce5" table:formula="of:=CONCATENATE([.D3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opened flower presence' AND 'has quality measurement' SOME (&#10;    'measurement datum' AND (&#10;        ('upper count' VALUE 0) OR ('upper percent' VALUE 0.0)&#10;    )&#10;) " calcext:value-type="string">
            <text:p>'unopen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6]; &quot;absent&quot;; &quot;present&quot;)" office:value-type="string" office:string-value="'unopened flowers present'" calcext:value-type="string">
            <text:p>'unopened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6]; &quot;)&quot;; CHAR(10); &quot;) AND 'depends on structure' ONLY (&quot;; CHAR(10); &quot;    NOT ('has visible part' SOME &quot;; [.E36]; &quot;)&quot;; CHAR(10); &quot;)&quot;)" office:value-type="string" office:string-value="'plant structure presence' AND 'quality of' SOME (&#10;    'whole plant' AND NOT ('has visible part' SOME 'unopened flower')&#10;) AND 'depends on structure' ONLY (&#10;    NOT ('has visible part' SOME 'unopened flower')&#10;)" calcext:value-type="string">
            <text:p>'plant structure presence' AND 'quality of' SOME (</text:p>
            <text:p>    'whole plant' AND NOT ('has visible part' SOME 'unopened flower')</text:p>
            <text:p>) AND 'depends on structure' ONLY (</text:p>
            <text:p>    NOT ('has visible part' SOME 'unopened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4</text:p>
          </table:table-cell>
          <table:table-cell table:formula="of:=SUBSTITUTE([.D37]; &quot; presence&quot;; &quot;s absent&quot;)" office:value-type="string" office:string-value="'opening flowers absent'" calcext:value-type="string">
            <text:p>'opening flowers absent'</text:p>
          </table:table-cell>
          <table:table-cell table:formula="of:=CONCATENATE(&quot;'&quot;; SUBSTITUTE(SUBSTITUTE([.E37]; &quot;PO:&quot;; &quot;&quot;); &quot;'&quot;; &quot;&quot;); &quot; presence'&quot;)" office:value-type="string" office:string-value="'opening flower presence'" calcext:value-type="string">
            <text:p>'opening flower presence'</text:p>
          </table:table-cell>
          <table:table-cell table:style-name="ce3" office:value-type="string" calcext:value-type="string">
            <text:p>'opening flower'</text:p>
          </table:table-cell>
          <table:table-cell table:style-name="ce8" table:formula="of:=CONCATENATE(&quot;An {&quot;; [.D37]; &quot;} trait that is a {quality of} a {whole plant} that does not have any &quot;; SUBSTITUTE(SUBSTITUTE([.E37]; &quot;'&quot;; &quot;s&quot;; 2); &quot;'&quot;; &quot;&quot;); &quot; {$&quot;; [.E37]; &quot;}.&quot;)" office:value-type="string" office:string-value="An {'opening flower presence'} trait that is a {quality of} a {whole plant} that does not have any opening flowers {$'opening flower'}." calcext:value-type="string">
            <text:p>An {'opening flower presence'} trait that is a {quality of} a {whole plant} that does not have any opening flowers {$'opening flower'}.</text:p>
          </table:table-cell>
          <table:table-cell table:style-name="ce5" table:formula="of:=CONCATENATE([.D3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ing flower presence' AND 'has quality measurement' SOME (&#10;    'measurement datum' AND (&#10;        ('upper count' VALUE 0) OR ('upper percent' VALUE 0.0)&#10;    )&#10;) " calcext:value-type="string">
            <text:p>'opening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7]; &quot;absent&quot;; &quot;present&quot;)" office:value-type="string" office:string-value="'opening flowers present'" calcext:value-type="string">
            <text:p>'opening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7]; &quot;)&quot;; CHAR(10); &quot;) AND 'depends on structure' ONLY (&quot;; CHAR(10); &quot;    NOT ('has visible part' SOME &quot;; [.E37]; &quot;)&quot;; CHAR(10); &quot;)&quot;)" office:value-type="string" office:string-value="'plant structure presence' AND 'quality of' SOME (&#10;    'whole plant' AND NOT ('has visible part' SOME 'opening flower')&#10;) AND 'depends on structure' ONLY (&#10;    NOT ('has visible part' SOME 'opening flower')&#10;)" calcext:value-type="string">
            <text:p>'plant structure presence' AND 'quality of' SOME (</text:p>
            <text:p>    'whole plant' AND NOT ('has visible part' SOME 'opening flower')</text:p>
            <text:p>) AND 'depends on structure' ONLY (</text:p>
            <text:p>    NOT ('has visible part' SOME 'opening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5</text:p>
          </table:table-cell>
          <table:table-cell table:formula="of:=SUBSTITUTE([.D38]; &quot; presence&quot;; &quot;s absent&quot;)" office:value-type="string" office:string-value="'open flowers absent'" calcext:value-type="string">
            <text:p>'open flowers absent'</text:p>
          </table:table-cell>
          <table:table-cell table:formula="of:=SUBSTITUTE([.E38]; &quot;'&quot;; &quot; presence'&quot;; 2)" office:value-type="string" office:string-value="'open flower presence'" calcext:value-type="string">
            <text:p>'open flower presence'</text:p>
          </table:table-cell>
          <table:table-cell table:style-name="ce3" office:value-type="string" calcext:value-type="string">
            <text:p>'open flower'</text:p>
          </table:table-cell>
          <table:table-cell table:style-name="ce8" table:formula="of:=CONCATENATE(&quot;An {&quot;; [.D38]; &quot;} trait that is a {quality of} a {whole plant} that does not have any &quot;; SUBSTITUTE(SUBSTITUTE([.E38]; &quot;'&quot;; &quot;s&quot;; 2); &quot;'&quot;; &quot;&quot;); &quot; {$&quot;; [.E38]; &quot;}.&quot;)" office:value-type="string" office:string-value="An {'open flower presence'} trait that is a {quality of} a {whole plant} that does not have any open flowers {$'open flower'}." calcext:value-type="string">
            <text:p>An {'open flower presence'} trait that is a {quality of} a {whole plant} that does not have any open flowers {$'open flower'}.</text:p>
          </table:table-cell>
          <table:table-cell table:style-name="ce5" table:formula="of:=CONCATENATE([.D3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 flower presence' AND 'has quality measurement' SOME (&#10;    'measurement datum' AND (&#10;        ('upper count' VALUE 0) OR ('upper percent' VALUE 0.0)&#10;    )&#10;) " calcext:value-type="string">
            <text:p>'open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8]; &quot;absent&quot;; &quot;present&quot;)" office:value-type="string" office:string-value="'open flowers present'" calcext:value-type="string">
            <text:p>'open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8]; &quot;)&quot;; CHAR(10); &quot;) AND 'depends on structure' ONLY (&quot;; CHAR(10); &quot;    NOT ('has visible part' SOME &quot;; [.E38]; &quot;)&quot;; CHAR(10); &quot;)&quot;)" office:value-type="string" office:string-value="'plant structure presence' AND 'quality of' SOME (&#10;    'whole plant' AND NOT ('has visible part' SOME 'open flower')&#10;) AND 'depends on structure' ONLY (&#10;    NOT ('has visible part' SOME 'open flower')&#10;)" calcext:value-type="string">
            <text:p>'plant structure presence' AND 'quality of' SOME (</text:p>
            <text:p>    'whole plant' AND NOT ('has visible part' SOME 'open flower')</text:p>
            <text:p>) AND 'depends on structure' ONLY (</text:p>
            <text:p>    NOT ('has visible part' SOME 'open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6</text:p>
          </table:table-cell>
          <table:table-cell table:formula="of:=SUBSTITUTE([.D39]; &quot; presence&quot;; &quot;s absent&quot;)" office:value-type="string" office:string-value="'pollen-releasing flowers absent'" calcext:value-type="string">
            <text:p>'pollen-releasing flowers absent'</text:p>
          </table:table-cell>
          <table:table-cell table:formula="of:=SUBSTITUTE([.E39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table:style-name="ce3" office:value-type="string" calcext:value-type="string">
            <text:p>'pollen-releasing flower'</text:p>
          </table:table-cell>
          <table:table-cell table:style-name="ce8" table:formula="of:=CONCATENATE(&quot;A {&quot;; [.D39]; &quot;} trait that is a {quality of} a {whole plant} that does not have any &quot;; SUBSTITUTE(SUBSTITUTE([.E39]; &quot;'&quot;; &quot;s&quot;; 2); &quot;'&quot;; &quot;&quot;); &quot; {$&quot;; [.E39]; &quot;}.&quot;)" office:value-type="string" office:string-value="A {'pollen-releasing flower presence'} trait that is a {quality of} a {whole plant} that does not have any pollen-releasing flowers {$'pollen-releasing flower'}." calcext:value-type="string">
            <text:p>A {'pollen-releasing flower presence'} trait that is a {quality of} a {whole plant} that does not have any pollen-releasing flowers {$'pollen-releasing flower'}.</text:p>
          </table:table-cell>
          <table:table-cell table:style-name="ce5" table:formula="of:=CONCATENATE([.D3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flower presence' AND 'has quality measurement' SOME (&#10;    'measurement datum' AND (&#10;        ('upper count' VALUE 0) OR ('upper percent' VALUE 0.0)&#10;    )&#10;) " calcext:value-type="string">
            <text:p>'pollen-releasing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9]; &quot;absent&quot;; &quot;present&quot;)" office:value-type="string" office:string-value="'pollen-releasing flowers present'" calcext:value-type="string">
            <text:p>'pollen-releasing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9]; &quot;)&quot;; CHAR(10); &quot;) AND 'depends on structure' ONLY (&quot;; CHAR(10); &quot;    NOT ('has visible part' SOME &quot;; [.E39]; &quot;)&quot;; CHAR(10); &quot;)&quot;)" office:value-type="string" office:string-value="'plant structure presence' AND 'quality of' SOME (&#10;    'whole plant' AND NOT ('has visible part' SOME 'pollen-releasing flower')&#10;) AND 'depends on structure' ONLY (&#10;    NOT ('has visible part' SOME 'pollen-releasing flower')&#10;)" calcext:value-type="string">
            <text:p>'plant structure presence' AND 'quality of' SOME (</text:p>
            <text:p>    'whole plant' AND NOT ('has visible part' SOME 'pollen-releasing flower')</text:p>
            <text:p>) AND 'depends on structure' ONLY (</text:p>
            <text:p>    NOT ('has visible part' SOME 'pollen-releasing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7</text:p>
          </table:table-cell>
          <table:table-cell table:formula="of:=SUBSTITUTE([.D40]; &quot; presence&quot;; &quot;s absent&quot;)" office:value-type="string" office:string-value="'senesced flowers absent'" calcext:value-type="string">
            <text:p>'senesced flowers absent'</text:p>
          </table:table-cell>
          <table:table-cell table:formula="of:=SUBSTITUTE([.E40]; &quot;'&quot;; &quot; presence'&quot;; 2)" office:value-type="string" office:string-value="'senesced flower presence'" calcext:value-type="string">
            <text:p>'senesced flower presence'</text:p>
          </table:table-cell>
          <table:table-cell table:style-name="ce3" office:value-type="string" calcext:value-type="string">
            <text:p>'senesced flower'</text:p>
          </table:table-cell>
          <table:table-cell table:style-name="ce8" table:formula="of:=CONCATENATE(&quot;A {&quot;; [.D40]; &quot;} trait that is a {quality of} a {whole plant} that does not have any &quot;; SUBSTITUTE(SUBSTITUTE([.E40]; &quot;'&quot;; &quot;s&quot;; 2); &quot;'&quot;; &quot;&quot;); &quot; {$&quot;; [.E40]; &quot;}.&quot;)" office:value-type="string" office:string-value="A {'senesced flower presence'} trait that is a {quality of} a {whole plant} that does not have any senesced flowers {$'senesced flower'}." calcext:value-type="string">
            <text:p>A {'senesced flower presence'} trait that is a {quality of} a {whole plant} that does not have any senesced flowers {$'senesced flower'}.</text:p>
          </table:table-cell>
          <table:table-cell table:style-name="ce5" table:formula="of:=CONCATENATE([.D4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ed flower presence' AND 'has quality measurement' SOME (&#10;    'measurement datum' AND (&#10;        ('upper count' VALUE 0) OR ('upper percent' VALUE 0.0)&#10;    )&#10;) " calcext:value-type="string">
            <text:p>'senesc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0]; &quot;absent&quot;; &quot;present&quot;)" office:value-type="string" office:string-value="'senesced flowers present'" calcext:value-type="string">
            <text:p>'senesced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40]; &quot;)&quot;; CHAR(10); &quot;) AND 'depends on structure' ONLY (&quot;; CHAR(10); &quot;    NOT ('has visible part' SOME &quot;; [.E40]; &quot;)&quot;; CHAR(10); &quot;)&quot;)" office:value-type="string" office:string-value="'plant structure presence' AND 'quality of' SOME (&#10;    'whole plant' AND NOT ('has visible part' SOME 'senesced flower')&#10;) AND 'depends on structure' ONLY (&#10;    NOT ('has visible part' SOME 'senesced flower')&#10;)" calcext:value-type="string">
            <text:p>'plant structure presence' AND 'quality of' SOME (</text:p>
            <text:p>    'whole plant' AND NOT ('has visible part' SOME 'senesced flower')</text:p>
            <text:p>) AND 'depends on structure' ONLY (</text:p>
            <text:p>    NOT ('has visible part' SOME 'senesced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8</text:p>
          </table:table-cell>
          <table:table-cell table:formula="of:=SUBSTITUTE([.D41]; &quot; presence&quot;; &quot;s absent&quot;)" office:value-type="string" office:string-value="'flower heads absent'" calcext:value-type="string">
            <text:p>'flower heads absent'</text:p>
          </table:table-cell>
          <table:table-cell office:value-type="string" calcext:value-type="string">
            <text:p>'flower head presence'</text:p>
          </table:table-cell>
          <table:table-cell table:style-name="ce3" office:value-type="string" calcext:value-type="string">
            <text:p>PO:'inflorescence'</text:p>
          </table:table-cell>
          <table:table-cell table:style-name="ce8" table:formula="of:=CONCATENATE(&quot;A {&quot;; [.D41]; &quot;} trait that is a {quality of} a {whole plant} that does not have any &quot;; SUBSTITUTE(SUBSTITUTE([.E41]; &quot;'&quot;; &quot;s&quot;; 2); &quot;'&quot;; &quot;&quot;); &quot; {$&quot;; [.E41]; &quot;}.&quot;)" office:value-type="string" office:string-value="A {'flower head presence'} trait that is a {quality of} a {whole plant} that does not have any PO:inflorescences {$PO:'inflorescence'}." calcext:value-type="string">
            <text:p>A {'flower head presence'} trait that is a {quality of} a {whole plant} that does not have any PO:inflorescences {$PO:'inflorescence'}.</text:p>
          </table:table-cell>
          <table:table-cell table:style-name="ce5" table:formula="of:=CONCATENATE([.D4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head presence' AND 'has quality measurement' SOME (&#10;    'measurement datum' AND (&#10;        ('upper count' VALUE 0) OR ('upper percent' VALUE 0.0)&#10;    )&#10;) " calcext:value-type="string">
            <text:p>'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1]; &quot;absent&quot;; &quot;present&quot;)" office:value-type="string" office:string-value="'flower heads present'" calcext:value-type="string">
            <text:p>'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1]; &quot;)&quot;; CHAR(10); &quot;) AND 'depends on structure' ONLY (&quot;; CHAR(10); &quot;    NOT ('has visible part' SOME &quot;; [.E41]; &quot;)&quot;; CHAR(10); &quot;)&quot;)" office:value-type="string" office:string-value="'plant structure presence' AND 'quality of' SOME (&#10;    'whole plant' AND NOT ('has visible part' SOME PO:'inflorescence')&#10;) AND 'depends on structure' ONLY (&#10;    NOT ('has visible part' SOME PO:'inflorescence')&#10;)" calcext:value-type="string">
            <text:p>'plant structure presence' AND 'quality of' SOME (</text:p>
            <text:p>    'whole plant' AND NOT ('has visible part' SOME PO:'inflorescence')</text:p>
            <text:p>) AND 'depends on structure' ONLY (</text:p>
            <text:p>    NOT ('has visible part' SOME PO:'inflorescenc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9</text:p>
          </table:table-cell>
          <table:table-cell table:formula="of:=SUBSTITUTE([.D42]; &quot; presence&quot;; &quot;s absent&quot;)" office:value-type="string" office:string-value="'non-senesced flower heads absent'" calcext:value-type="string">
            <text:p>'non-senesced flower heads absent'</text:p>
          </table:table-cell>
          <table:table-cell table:formula="of:=SUBSTITUTE([.E42]; &quot;'&quot;; &quot; presence'&quot;; 2)" office:value-type="string" office:string-value="'non-senesced flower head presence'" calcext:value-type="string">
            <text:p>'non-senesced flower head presence'</text:p>
          </table:table-cell>
          <table:table-cell table:style-name="ce3" office:value-type="string" calcext:value-type="string">
            <text:p>'non-senesced flower head'</text:p>
          </table:table-cell>
          <table:table-cell table:style-name="ce8" table:formula="of:=CONCATENATE(&quot;A {&quot;; [.D42]; &quot;} trait that is a {quality of} a {whole plant} that does not have any &quot;; SUBSTITUTE(SUBSTITUTE([.E42]; &quot;'&quot;; &quot;s&quot;; 2); &quot;'&quot;; &quot;&quot;); &quot; {$&quot;; [.E42]; &quot;}.&quot;)" office:value-type="string" office:string-value="A {'non-senesced flower head presence'} trait that is a {quality of} a {whole plant} that does not have any non-senesced flower heads {$'non-senesced flower head'}." calcext:value-type="string">
            <text:p>A {'non-senesced flower head presence'} trait that is a {quality of} a {whole plant} that does not have any non-senesced flower heads {$'non-senesced flower head'}.</text:p>
          </table:table-cell>
          <table:table-cell table:style-name="ce5" table:formula="of:=CONCATENATE([.D4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senesced flower head presence' AND 'has quality measurement' SOME (&#10;    'measurement datum' AND (&#10;        ('upper count' VALUE 0) OR ('upper percent' VALUE 0.0)&#10;    )&#10;) " calcext:value-type="string">
            <text:p>'non-senesced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2]; &quot;absent&quot;; &quot;present&quot;)" office:value-type="string" office:string-value="'non-senesced flower heads present'" calcext:value-type="string">
            <text:p>'non-senesced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2]; &quot;)&quot;; CHAR(10); &quot;) AND 'depends on structure' ONLY (&quot;; CHAR(10); &quot;    NOT ('has visible part' SOME &quot;; [.E42]; &quot;)&quot;; CHAR(10); &quot;)&quot;)" office:value-type="string" office:string-value="'plant structure presence' AND 'quality of' SOME (&#10;    'whole plant' AND NOT ('has visible part' SOME 'non-senesced flower head')&#10;) AND 'depends on structure' ONLY (&#10;    NOT ('has visible part' SOME 'non-senesced flower head')&#10;)" calcext:value-type="string">
            <text:p>'plant structure presence' AND 'quality of' SOME (</text:p>
            <text:p>    'whole plant' AND NOT ('has visible part' SOME 'non-senesced flower head')</text:p>
            <text:p>) AND 'depends on structure' ONLY (</text:p>
            <text:p>    NOT ('has visible part' SOME 'non-senesced flower hea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0</text:p>
          </table:table-cell>
          <table:table-cell table:formula="of:=SUBSTITUTE([.D43]; &quot; presence&quot;; &quot;s absent&quot;)" office:value-type="string" office:string-value="'unopened flower heads absent'" calcext:value-type="string">
            <text:p>'unopened flower heads absent'</text:p>
          </table:table-cell>
          <table:table-cell table:formula="of:=SUBSTITUTE([.E43]; &quot;'&quot;; &quot; presence'&quot;; 2)" office:value-type="string" office:string-value="'unopened flower head presence'" calcext:value-type="string">
            <text:p>'unopened flower head presence'</text:p>
          </table:table-cell>
          <table:table-cell table:style-name="ce3" office:value-type="string" calcext:value-type="string">
            <text:p>'unopened flower head'</text:p>
          </table:table-cell>
          <table:table-cell table:style-name="ce8" table:formula="of:=CONCATENATE(&quot;An {&quot;; [.D43]; &quot;} trait that is a {quality of} a {whole plant} that does not have any &quot;; SUBSTITUTE(SUBSTITUTE([.E43]; &quot;'&quot;; &quot;s&quot;; 2); &quot;'&quot;; &quot;&quot;); &quot; {$&quot;; [.E43]; &quot;}.&quot;)" office:value-type="string" office:string-value="An {'unopened flower head presence'} trait that is a {quality of} a {whole plant} that does not have any unopened flower heads {$'unopened flower head'}." calcext:value-type="string">
            <text:p>An {'unopened flower head presence'} trait that is a {quality of} a {whole plant} that does not have any unopened flower heads {$'unopened flower head'}.</text:p>
          </table:table-cell>
          <table:table-cell table:style-name="ce5" table:formula="of:=CONCATENATE([.D4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opened flower head presence' AND 'has quality measurement' SOME (&#10;    'measurement datum' AND (&#10;        ('upper count' VALUE 0) OR ('upper percent' VALUE 0.0)&#10;    )&#10;) " calcext:value-type="string">
            <text:p>'unopened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3]; &quot;absent&quot;; &quot;present&quot;)" office:value-type="string" office:string-value="'unopened flower heads present'" calcext:value-type="string">
            <text:p>'unopened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3]; &quot;)&quot;; CHAR(10); &quot;) AND 'depends on structure' ONLY (&quot;; CHAR(10); &quot;    NOT ('has visible part' SOME &quot;; [.E43]; &quot;)&quot;; CHAR(10); &quot;)&quot;)" office:value-type="string" office:string-value="'plant structure presence' AND 'quality of' SOME (&#10;    'whole plant' AND NOT ('has visible part' SOME 'unopened flower head')&#10;) AND 'depends on structure' ONLY (&#10;    NOT ('has visible part' SOME 'unopened flower head')&#10;)" calcext:value-type="string">
            <text:p>'plant structure presence' AND 'quality of' SOME (</text:p>
            <text:p>    'whole plant' AND NOT ('has visible part' SOME 'unopened flower head')</text:p>
            <text:p>) AND 'depends on structure' ONLY (</text:p>
            <text:p>    NOT ('has visible part' SOME 'unopened flower hea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1</text:p>
          </table:table-cell>
          <table:table-cell table:formula="of:=SUBSTITUTE([.D44]; &quot; presence&quot;; &quot;s absent&quot;)" office:value-type="string" office:string-value="'opening flower heads absent'" calcext:value-type="string">
            <text:p>'opening flower heads absent'</text:p>
          </table:table-cell>
          <table:table-cell table:formula="of:=SUBSTITUTE([.E44]; &quot;'&quot;; &quot; presence'&quot;; 2)" office:value-type="string" office:string-value="'opening flower head presence'" calcext:value-type="string">
            <text:p>'opening flower head presence'</text:p>
          </table:table-cell>
          <table:table-cell table:style-name="ce3" office:value-type="string" calcext:value-type="string">
            <text:p>'opening flower head'</text:p>
          </table:table-cell>
          <table:table-cell table:style-name="ce8" table:formula="of:=CONCATENATE(&quot;An {&quot;; [.D44]; &quot;} trait that is a {quality of} a {whole plant} that does not have any &quot;; SUBSTITUTE(SUBSTITUTE([.E44]; &quot;'&quot;; &quot;s&quot;; 2); &quot;'&quot;; &quot;&quot;); &quot; {$&quot;; [.E44]; &quot;}.&quot;)" office:value-type="string" office:string-value="An {'opening flower head presence'} trait that is a {quality of} a {whole plant} that does not have any opening flower heads {$'opening flower head'}." calcext:value-type="string">
            <text:p>An {'opening flower head presence'} trait that is a {quality of} a {whole plant} that does not have any opening flower heads {$'opening flower head'}.</text:p>
          </table:table-cell>
          <table:table-cell table:style-name="ce5" table:formula="of:=CONCATENATE([.D4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ing flower head presence' AND 'has quality measurement' SOME (&#10;    'measurement datum' AND (&#10;        ('upper count' VALUE 0) OR ('upper percent' VALUE 0.0)&#10;    )&#10;) " calcext:value-type="string">
            <text:p>'opening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4]; &quot;absent&quot;; &quot;present&quot;)" office:value-type="string" office:string-value="'opening flower heads present'" calcext:value-type="string">
            <text:p>'opening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4]; &quot;)&quot;; CHAR(10); &quot;) AND 'depends on structure' ONLY (&quot;; CHAR(10); &quot;    NOT ('has visible part' SOME &quot;; [.E44]; &quot;)&quot;; CHAR(10); &quot;)&quot;)" office:value-type="string" office:string-value="'plant structure presence' AND 'quality of' SOME (&#10;    'whole plant' AND NOT ('has visible part' SOME 'opening flower head')&#10;) AND 'depends on structure' ONLY (&#10;    NOT ('has visible part' SOME 'opening flower head')&#10;)" calcext:value-type="string">
            <text:p>'plant structure presence' AND 'quality of' SOME (</text:p>
            <text:p>    'whole plant' AND NOT ('has visible part' SOME 'opening flower head')</text:p>
            <text:p>) AND 'depends on structure' ONLY (</text:p>
            <text:p>    NOT ('has visible part' SOME 'opening flower hea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2</text:p>
          </table:table-cell>
          <table:table-cell table:formula="of:=SUBSTITUTE([.D45]; &quot; presence&quot;; &quot;s absent&quot;)" office:value-type="string" office:string-value="'open flower heads absent'" calcext:value-type="string">
            <text:p>'open flower heads absent'</text:p>
          </table:table-cell>
          <table:table-cell table:formula="of:=SUBSTITUTE([.E45]; &quot;'&quot;; &quot; presence'&quot;; 2)" office:value-type="string" office:string-value="'open flower head presence'" calcext:value-type="string">
            <text:p>'open flower head presence'</text:p>
          </table:table-cell>
          <table:table-cell table:style-name="ce3" office:value-type="string" calcext:value-type="string">
            <text:p>'open flower head'</text:p>
          </table:table-cell>
          <table:table-cell table:style-name="ce8" table:formula="of:=CONCATENATE(&quot;An {&quot;; [.D45]; &quot;} trait that is a {quality of} a {whole plant} that does not have any &quot;; SUBSTITUTE(SUBSTITUTE([.E45]; &quot;'&quot;; &quot;s&quot;; 2); &quot;'&quot;; &quot;&quot;); &quot; {$&quot;; [.E45]; &quot;}.&quot;)" office:value-type="string" office:string-value="An {'open flower head presence'} trait that is a {quality of} a {whole plant} that does not have any open flower heads {$'open flower head'}." calcext:value-type="string">
            <text:p>An {'open flower head presence'} trait that is a {quality of} a {whole plant} that does not have any open flower heads {$'open flower head'}.</text:p>
          </table:table-cell>
          <table:table-cell table:style-name="ce5" table:formula="of:=CONCATENATE([.D4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 flower head presence' AND 'has quality measurement' SOME (&#10;    'measurement datum' AND (&#10;        ('upper count' VALUE 0) OR ('upper percent' VALUE 0.0)&#10;    )&#10;) " calcext:value-type="string">
            <text:p>'open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5]; &quot;absent&quot;; &quot;present&quot;)" office:value-type="string" office:string-value="'open flower heads present'" calcext:value-type="string">
            <text:p>'open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5]; &quot;)&quot;; CHAR(10); &quot;) AND 'depends on structure' ONLY (&quot;; CHAR(10); &quot;    NOT ('has visible part' SOME &quot;; [.E45]; &quot;)&quot;; CHAR(10); &quot;)&quot;)" office:value-type="string" office:string-value="'plant structure presence' AND 'quality of' SOME (&#10;    'whole plant' AND NOT ('has visible part' SOME 'open flower head')&#10;) AND 'depends on structure' ONLY (&#10;    NOT ('has visible part' SOME 'open flower head')&#10;)" calcext:value-type="string">
            <text:p>'plant structure presence' AND 'quality of' SOME (</text:p>
            <text:p>    'whole plant' AND NOT ('has visible part' SOME 'open flower head')</text:p>
            <text:p>) AND 'depends on structure' ONLY (</text:p>
            <text:p>    NOT ('has visible part' SOME 'open flower hea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3</text:p>
          </table:table-cell>
          <table:table-cell table:formula="of:=SUBSTITUTE([.D46]; &quot; presence&quot;; &quot;s absent&quot;)" office:value-type="string" office:string-value="'pollen-releasing flower heads absent'" calcext:value-type="string">
            <text:p>'pollen-releasing flower heads absent'</text:p>
          </table:table-cell>
          <table:table-cell table:formula="of:=SUBSTITUTE([.E46]; &quot;'&quot;; &quot; presence'&quot;; 2)" office:value-type="string" office:string-value="'pollen-releasing flower head presence'" calcext:value-type="string">
            <text:p>'pollen-releasing flower head presence'</text:p>
          </table:table-cell>
          <table:table-cell table:style-name="ce3" office:value-type="string" calcext:value-type="string">
            <text:p>'pollen-releasing flower head'</text:p>
          </table:table-cell>
          <table:table-cell table:style-name="ce8" table:formula="of:=CONCATENATE(&quot;A {&quot;; [.D46]; &quot;} trait that is a {quality of} a {whole plant} that does not have any &quot;; SUBSTITUTE(SUBSTITUTE([.E46]; &quot;'&quot;; &quot;s&quot;; 2); &quot;'&quot;; &quot;&quot;); &quot; {$&quot;; [.E46]; &quot;}.&quot;)" office:value-type="string" office:string-value="A {'pollen-releasing flower head presence'} trait that is a {quality of} a {whole plant} that does not have any pollen-releasing flower heads {$'pollen-releasing flower head'}." calcext:value-type="string">
            <text:p>A {'pollen-releasing flower head presence'} trait that is a {quality of} a {whole plant} that does not have any pollen-releasing flower heads {$'pollen-releasing flower head'}.</text:p>
          </table:table-cell>
          <table:table-cell table:style-name="ce5" table:formula="of:=CONCATENATE([.D4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flower head presence' AND 'has quality measurement' SOME (&#10;    'measurement datum' AND (&#10;        ('upper count' VALUE 0) OR ('upper percent' VALUE 0.0)&#10;    )&#10;) " calcext:value-type="string">
            <text:p>'pollen-releasing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6]; &quot;absent&quot;; &quot;present&quot;)" office:value-type="string" office:string-value="'pollen-releasing flower heads present'" calcext:value-type="string">
            <text:p>'pollen-releasing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6]; &quot;)&quot;; CHAR(10); &quot;) AND 'depends on structure' ONLY (&quot;; CHAR(10); &quot;    NOT ('has visible part' SOME &quot;; [.E46]; &quot;)&quot;; CHAR(10); &quot;)&quot;)" office:value-type="string" office:string-value="'plant structure presence' AND 'quality of' SOME (&#10;    'whole plant' AND NOT ('has visible part' SOME 'pollen-releasing flower head')&#10;) AND 'depends on structure' ONLY (&#10;    NOT ('has visible part' SOME 'pollen-releasing flower head')&#10;)" calcext:value-type="string">
            <text:p>'plant structure presence' AND 'quality of' SOME (</text:p>
            <text:p>    'whole plant' AND NOT ('has visible part' SOME 'pollen-releasing flower head')</text:p>
            <text:p>) AND 'depends on structure' ONLY (</text:p>
            <text:p>    NOT ('has visible part' SOME 'pollen-releasing flower hea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4</text:p>
          </table:table-cell>
          <table:table-cell table:formula="of:=SUBSTITUTE([.D47]; &quot; presence&quot;; &quot;s absent&quot;)" office:value-type="string" office:string-value="'senesced flower heads absent'" calcext:value-type="string">
            <text:p>'senesced flower heads absent'</text:p>
          </table:table-cell>
          <table:table-cell table:formula="of:=SUBSTITUTE([.E47]; &quot;'&quot;; &quot; presence'&quot;; 2)" office:value-type="string" office:string-value="'senesced flower head presence'" calcext:value-type="string">
            <text:p>'senesced flower head presence'</text:p>
          </table:table-cell>
          <table:table-cell table:style-name="ce3" office:value-type="string" calcext:value-type="string">
            <text:p>'senesced flower head'</text:p>
          </table:table-cell>
          <table:table-cell table:style-name="ce8" table:formula="of:=CONCATENATE(&quot;A {&quot;; [.D47]; &quot;} trait that is a {quality of} a {whole plant} that does not have any &quot;; SUBSTITUTE(SUBSTITUTE([.E47]; &quot;'&quot;; &quot;s&quot;; 2); &quot;'&quot;; &quot;&quot;); &quot; {$&quot;; [.E47]; &quot;}.&quot;)" office:value-type="string" office:string-value="A {'senesced flower head presence'} trait that is a {quality of} a {whole plant} that does not have any senesced flower heads {$'senesced flower head'}." calcext:value-type="string">
            <text:p>A {'senesced flower head presence'} trait that is a {quality of} a {whole plant} that does not have any senesced flower heads {$'senesced flower head'}.</text:p>
          </table:table-cell>
          <table:table-cell table:style-name="ce5" table:formula="of:=CONCATENATE([.D4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ed flower head presence' AND 'has quality measurement' SOME (&#10;    'measurement datum' AND (&#10;        ('upper count' VALUE 0) OR ('upper percent' VALUE 0.0)&#10;    )&#10;) " calcext:value-type="string">
            <text:p>'senesced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7]; &quot;absent&quot;; &quot;present&quot;)" office:value-type="string" office:string-value="'senesced flower heads present'" calcext:value-type="string">
            <text:p>'senesced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7]; &quot;)&quot;; CHAR(10); &quot;) AND 'depends on structure' ONLY (&quot;; CHAR(10); &quot;    NOT ('has visible part' SOME &quot;; [.E47]; &quot;)&quot;; CHAR(10); &quot;)&quot;)" office:value-type="string" office:string-value="'plant structure presence' AND 'quality of' SOME (&#10;    'whole plant' AND NOT ('has visible part' SOME 'senesced flower head')&#10;) AND 'depends on structure' ONLY (&#10;    NOT ('has visible part' SOME 'senesced flower head')&#10;)" calcext:value-type="string">
            <text:p>'plant structure presence' AND 'quality of' SOME (</text:p>
            <text:p>    'whole plant' AND NOT ('has visible part' SOME 'senesced flower head')</text:p>
            <text:p>) AND 'depends on structure' ONLY (</text:p>
            <text:p>    NOT ('has visible part' SOME 'senesced flower hea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5</text:p>
          </table:table-cell>
          <table:table-cell table:formula="of:=SUBSTITUTE([.D48]; &quot; presence&quot;; &quot;s absent&quot;)" office:value-type="string" office:string-value="'fruits absent'" calcext:value-type="string">
            <text:p>'fruits absent'</text:p>
          </table:table-cell>
          <table:table-cell office:value-type="string" calcext:value-type="string">
            <text:p>'fruit presence'</text:p>
          </table:table-cell>
          <table:table-cell table:style-name="ce3" office:value-type="string" calcext:value-type="string">
            <text:p>'simple fruit or compound fruit'</text:p>
          </table:table-cell>
          <table:table-cell table:style-name="ce8" table:formula="of:=CONCATENATE(&quot;A {&quot;; [.D48]; &quot;} trait that is a {quality of} a {whole plant} that does not have any &quot;; SUBSTITUTE(SUBSTITUTE([.E48]; &quot;fruit&quot;; &quot;fruits&quot;); &quot;'&quot;; &quot;&quot;); &quot; {$&quot;; [.E48]; &quot;}.&quot;)" office:value-type="string" office:string-value="A {'fruit presence'} trait that is a {quality of} a {whole plant} that does not have any simple fruits or compound fruits {$'simple fruit or compound fruit'}." calcext:value-type="string">
            <text:p>A {'fruit presence'} trait that is a {quality of} a {whole plant} that does not have any simple fruits or compound fruits {$'simple fruit or compound fruit'}.</text:p>
          </table:table-cell>
          <table:table-cell table:style-name="ce5" table:formula="of:=CONCATENATE([.D4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uit presence' AND 'has quality measurement' SOME (&#10;    'measurement datum' AND (&#10;        ('upper count' VALUE 0) OR ('upper percent' VALUE 0.0)&#10;    )&#10;) " calcext:value-type="string">
            <text:p>'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8]; &quot;absent&quot;; &quot;present&quot;)" office:value-type="string" office:string-value="'fruits present'" calcext:value-type="string">
            <text:p>'fruits present'</text:p>
          </table:table-cell>
          <table:table-cell table:style-name="ce8" table:formula="of:=CONCATENATE(&quot;'plant structure presence' AND 'quality of' SOME (&quot;; CHAR(10); &quot;    'whole plant' AND NOT ('has visible part' SOME &quot;; [.E48]; &quot;)&quot;; CHAR(10); &quot;) AND 'depends on structure' ONLY (&quot;; CHAR(10); &quot;    NOT ('has visible part' SOME &quot;; [.E48]; &quot;)&quot;; CHAR(10); &quot;)&quot;)" office:value-type="string" office:string-value="'plant structure presence' AND 'quality of' SOME (&#10;    'whole plant' AND NOT ('has visible part' SOME 'simple fruit or compound fruit')&#10;) AND 'depends on structure' ONLY (&#10;    NOT ('has visible part' SOME 'simple fruit or compound fruit')&#10;)" calcext:value-type="string">
            <text:p>'plant structure presence' AND 'quality of' SOME (</text:p>
            <text:p>    'whole plant' AND NOT ('has visible part' SOME 'simple fruit or compound fruit')</text:p>
            <text:p>) AND 'depends on structure' ONLY (</text:p>
            <text:p>    NOT ('has visible part' SOME 'simple fruit or compound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6</text:p>
          </table:table-cell>
          <table:table-cell table:formula="of:=SUBSTITUTE([.D49]; &quot; presence&quot;; &quot;s absent&quot;)" office:value-type="string" office:string-value="'ripening fruits absent'" calcext:value-type="string">
            <text:p>'ripening fruits absent'</text:p>
          </table:table-cell>
          <table:table-cell table:formula="of:=SUBSTITUTE([.E49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8" table:formula="of:=CONCATENATE(&quot;A {&quot;; [.D49]; &quot;} trait that is a {quality of} a {whole plant} that does not have any &quot;; SUBSTITUTE(SUBSTITUTE([.E49]; &quot;'&quot;; &quot;s&quot;; 2); &quot;'&quot;; &quot;&quot;); &quot; {$&quot;; [.E49]; &quot;}.&quot;)" office:value-type="string" office:string-value="A {'ripening fruit presence'} trait that is a {quality of} a {whole plant} that does not have any ripening fruits {$'ripening fruit'}." calcext:value-type="string">
            <text:p>A {'ripening fruit presence'} trait that is a {quality of} a {whole plant} that does not have any ripening fruits {$'ripening fruit'}.</text:p>
          </table:table-cell>
          <table:table-cell table:style-name="ce5" table:formula="of:=CONCATENATE([.D4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ning fruit presence' AND 'has quality measurement' SOME (&#10;    'measurement datum' AND (&#10;        ('upper count' VALUE 0) OR ('upper percent' VALUE 0.0)&#10;    )&#10;) " calcext:value-type="string">
            <text:p>'ripening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9]; &quot;absent&quot;; &quot;present&quot;)" office:value-type="string" office:string-value="'ripening fruits present'" calcext:value-type="string">
            <text:p>'ripening fruits present'</text:p>
          </table:table-cell>
          <table:table-cell table:style-name="ce8" table:formula="of:=CONCATENATE(&quot;'plant structure presence' AND 'quality of' SOME (&quot;; CHAR(10); &quot;    'whole plant' AND NOT ('has visible part' SOME &quot;; [.E49]; &quot;)&quot;; CHAR(10); &quot;) AND 'depends on structure' ONLY (&quot;; CHAR(10); &quot;    NOT ('has visible part' SOME &quot;; [.E49]; &quot;)&quot;; CHAR(10); &quot;)&quot;)" office:value-type="string" office:string-value="'plant structure presence' AND 'quality of' SOME (&#10;    'whole plant' AND NOT ('has visible part' SOME 'ripening fruit')&#10;) AND 'depends on structure' ONLY (&#10;    NOT ('has visible part' SOME 'ripening fruit')&#10;)" calcext:value-type="string">
            <text:p>'plant structure presence' AND 'quality of' SOME (</text:p>
            <text:p>    'whole plant' AND NOT ('has visible part' SOME 'ripening fruit')</text:p>
            <text:p>) AND 'depends on structure' ONLY (</text:p>
            <text:p>    NOT ('has visible part' SOME 'ripening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7</text:p>
          </table:table-cell>
          <table:table-cell table:formula="of:=SUBSTITUTE([.D50]; &quot; presence&quot;; &quot;s absent&quot;)" office:value-type="string" office:string-value="'unripe fruits absent'" calcext:value-type="string">
            <text:p>'unripe fruits absent'</text:p>
          </table:table-cell>
          <table:table-cell table:formula="of:=SUBSTITUTE([.E50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8" table:formula="of:=CONCATENATE(&quot;An {&quot;; [.D50]; &quot;} trait that is a {quality of} a {whole plant} that does not have any &quot;; SUBSTITUTE(SUBSTITUTE([.E50]; &quot;'&quot;; &quot;s&quot;; 2); &quot;'&quot;; &quot;&quot;); &quot; {$&quot;; [.E50]; &quot;}.&quot;)" office:value-type="string" office:string-value="An {'unripe fruit presence'} trait that is a {quality of} a {whole plant} that does not have any unripe fruits {$'unripe fruit'}." calcext:value-type="string">
            <text:p>An {'unripe fruit presence'} trait that is a {quality of} a {whole plant} that does not have any unripe fruits {$'unripe fruit'}.</text:p>
          </table:table-cell>
          <table:table-cell table:style-name="ce5" table:formula="of:=CONCATENATE([.D5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ripe fruit presence' AND 'has quality measurement' SOME (&#10;    'measurement datum' AND (&#10;        ('upper count' VALUE 0) OR ('upper percent' VALUE 0.0)&#10;    )&#10;) " calcext:value-type="string">
            <text:p>'unripe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0]; &quot;absent&quot;; &quot;present&quot;)" office:value-type="string" office:string-value="'unripe fruits present'" calcext:value-type="string">
            <text:p>'unripe fruits present'</text:p>
          </table:table-cell>
          <table:table-cell table:style-name="ce8" table:formula="of:=CONCATENATE(&quot;'plant structure presence' AND 'quality of' SOME (&quot;; CHAR(10); &quot;    'whole plant' AND NOT ('has visible part' SOME &quot;; [.E50]; &quot;)&quot;; CHAR(10); &quot;) AND 'depends on structure' ONLY (&quot;; CHAR(10); &quot;    NOT ('has visible part' SOME &quot;; [.E50]; &quot;)&quot;; CHAR(10); &quot;)&quot;)" office:value-type="string" office:string-value="'plant structure presence' AND 'quality of' SOME (&#10;    'whole plant' AND NOT ('has visible part' SOME 'unripe fruit')&#10;) AND 'depends on structure' ONLY (&#10;    NOT ('has visible part' SOME 'unripe fruit')&#10;)" calcext:value-type="string">
            <text:p>'plant structure presence' AND 'quality of' SOME (</text:p>
            <text:p>    'whole plant' AND NOT ('has visible part' SOME 'unripe fruit')</text:p>
            <text:p>) AND 'depends on structure' ONLY (</text:p>
            <text:p>    NOT ('has visible part' SOME 'unripe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8</text:p>
          </table:table-cell>
          <table:table-cell table:formula="of:=SUBSTITUTE([.D51]; &quot; presence&quot;; &quot;s absent&quot;)" office:value-type="string" office:string-value="'ripe fruits absent'" calcext:value-type="string">
            <text:p>'ripe fruits absent'</text:p>
          </table:table-cell>
          <table:table-cell table:formula="of:=SUBSTITUTE([.E51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8" table:formula="of:=CONCATENATE(&quot;A {&quot;; [.D51]; &quot;} trait that is a {quality of} a {whole plant} that does not have any &quot;; SUBSTITUTE(SUBSTITUTE([.E51]; &quot;'&quot;; &quot;s&quot;; 2); &quot;'&quot;; &quot;&quot;); &quot; {$&quot;; [.E51]; &quot;}.&quot;)" office:value-type="string" office:string-value="A {'ripe fruit presence'} trait that is a {quality of} a {whole plant} that does not have any ripe fruits {$'ripe fruit'}." calcext:value-type="string">
            <text:p>A {'ripe fruit presence'} trait that is a {quality of} a {whole plant} that does not have any ripe fruits {$'ripe fruit'}.</text:p>
          </table:table-cell>
          <table:table-cell table:style-name="ce5" table:formula="of:=CONCATENATE([.D5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 fruit presence' AND 'has quality measurement' SOME (&#10;    'measurement datum' AND (&#10;        ('upper count' VALUE 0) OR ('upper percent' VALUE 0.0)&#10;    )&#10;) " calcext:value-type="string">
            <text:p>'ripe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1]; &quot;absent&quot;; &quot;present&quot;)" office:value-type="string" office:string-value="'ripe fruits present'" calcext:value-type="string">
            <text:p>'ripe fruits present'</text:p>
          </table:table-cell>
          <table:table-cell table:style-name="ce8" table:formula="of:=CONCATENATE(&quot;'plant structure presence' AND 'quality of' SOME (&quot;; CHAR(10); &quot;    'whole plant' AND NOT ('has visible part' SOME &quot;; [.E51]; &quot;)&quot;; CHAR(10); &quot;) AND 'depends on structure' ONLY (&quot;; CHAR(10); &quot;    NOT ('has visible part' SOME &quot;; [.E51]; &quot;)&quot;; CHAR(10); &quot;)&quot;)" office:value-type="string" office:string-value="'plant structure presence' AND 'quality of' SOME (&#10;    'whole plant' AND NOT ('has visible part' SOME 'ripe fruit')&#10;) AND 'depends on structure' ONLY (&#10;    NOT ('has visible part' SOME 'ripe fruit')&#10;)" calcext:value-type="string">
            <text:p>'plant structure presence' AND 'quality of' SOME (</text:p>
            <text:p>    'whole plant' AND NOT ('has visible part' SOME 'ripe fruit')</text:p>
            <text:p>) AND 'depends on structure' ONLY (</text:p>
            <text:p>    NOT ('has visible part' SOME 'ripe fruit')</text:p>
            <text:p>)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2"/>
          <table:table-cell table:style-name="ce6"/>
          <table:table-cell/>
          <table:table-cell table:style-name="ce5"/>
          <table:table-cell/>
          <table:table-cell table:style-name="ce8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9</text:p>
          </table:table-cell>
          <table:table-cell table:style-name="ce5" table:formula="of:=SUBSTITUTE([.D53]; &quot; presence&quot;; &quot;s absent&quot;)" office:value-type="string" office:string-value="'cones absent'" calcext:value-type="string">
            <text:p>'cones ab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8" table:formula="of:=CONCATENATE(&quot;A {&quot;; [.D53]; &quot;} trait that is a {quality of} a {whole plant} that does not have any cones {$&quot;; [.E53]; &quot;}.&quot;)" office:value-type="string" office:string-value="A {'cone presence'} trait that is a {quality of} a {whole plant} that does not have any cones {$PO:'strobilus'}." calcext:value-type="string">
            <text:p>A {'cone presence'} trait that is a {quality of} a {whole plant} that does not have any cones {$PO:'strobilus'}.</text:p>
          </table:table-cell>
          <table:table-cell table:style-name="ce5" table:formula="of:=CONCATENATE([.D5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cone presence' AND 'has quality measurement' SOME (&#10;    'measurement datum' AND (&#10;        ('upper count' VALUE 0) OR ('upper percent' VALUE 0.0)&#10;    )&#10;) " calcext:value-type="string">
            <text:p>'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3]; &quot;absent&quot;; &quot;present&quot;)" office:value-type="string" office:string-value="'cones present'" calcext:value-type="string">
            <text:p>'cones present'</text:p>
          </table:table-cell>
          <table:table-cell table:style-name="ce8" table:formula="of:=CONCATENATE(&quot;'plant structure presence' AND 'quality of' SOME (&quot;; CHAR(10); &quot;    'whole plant' AND NOT ('has visible part' SOME &quot;; [.E53]; &quot;)&quot;; CHAR(10); &quot;) AND 'depends on structure' ONLY (&quot;; CHAR(10); &quot;    NOT ('has visible part' SOME &quot;; [.E53]; &quot;)&quot;; CHAR(10); &quot;)&quot;)" office:value-type="string" office:string-value="'plant structure presence' AND 'quality of' SOME (&#10;    'whole plant' AND NOT ('has visible part' SOME PO:'strobilus')&#10;) AND 'depends on structure' ONLY (&#10;    NOT ('has visible part' SOME PO:'strobilus')&#10;)" calcext:value-type="string">
            <text:p>'plant structure presence' AND 'quality of' SOME (</text:p>
            <text:p>    'whole plant' AND NOT ('has visible part' SOME PO:'strobilus')</text:p>
            <text:p>) AND 'depends on structure' ONLY (</text:p>
            <text:p>    NOT ('has visible part' SOME PO:'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0</text:p>
          </table:table-cell>
          <table:table-cell table:style-name="ce5" table:formula="of:=SUBSTITUTE([.D54]; &quot; presence&quot;; &quot;s absent&quot;)" office:value-type="string" office:string-value="'pollen cones absent'" calcext:value-type="string">
            <text:p>'pollen cones absent'</text:p>
          </table:table-cell>
          <table:table-cell office:value-type="string" calcext:value-type="string">
            <text:p>'pollen cone presence'</text:p>
          </table:table-cell>
          <table:table-cell table:style-name="ce3" office:value-type="string" calcext:value-type="string">
            <text:p>PO:'microsporangiate strobilus'</text:p>
          </table:table-cell>
          <table:table-cell table:style-name="ce8" table:formula="of:=CONCATENATE(&quot;A {&quot;; [.D54]; &quot;} trait that is a {quality of} a {whole plant} that does not have any pollen cones {$&quot;; [.E54]; &quot;}.&quot;)" office:value-type="string" office:string-value="A {'pollen cone presence'} trait that is a {quality of} a {whole plant} that does not have any pollen cones {$PO:'microsporangiate strobilus'}." calcext:value-type="string">
            <text:p>A {'pollen cone presence'} trait that is a {quality of} a {whole plant} that does not have any pollen cones {$PO:'microsporangiate strobilus'}.</text:p>
          </table:table-cell>
          <table:table-cell table:style-name="ce5" table:formula="of:=CONCATENATE([.D5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 cone presence' AND 'has quality measurement' SOME (&#10;    'measurement datum' AND (&#10;        ('upper count' VALUE 0) OR ('upper percent' VALUE 0.0)&#10;    )&#10;) " calcext:value-type="string">
            <text:p>'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4]; &quot;absent&quot;; &quot;present&quot;)" office:value-type="string" office:string-value="'pollen cones present'" calcext:value-type="string">
            <text:p>'pollen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4]; &quot;)&quot;; CHAR(10); &quot;) AND 'depends on structure' ONLY (&quot;; CHAR(10); &quot;    NOT ('has visible part' SOME &quot;; [.E54]; &quot;)&quot;; CHAR(10); &quot;)&quot;)" office:value-type="string" office:string-value="'plant structure presence' AND 'quality of' SOME (&#10;    'whole plant' AND NOT ('has visible part' SOME PO:'microsporangiate strobilus')&#10;) AND 'depends on structure' ONLY (&#10;    NOT ('has visible part' SOME PO:'microsporangiate strobilus')&#10;)" calcext:value-type="string">
            <text:p>'plant structure presence' AND 'quality of' SOME (</text:p>
            <text:p>    'whole plant' AND NOT ('has visible part' SOME PO:'microsporangiate strobilus')</text:p>
            <text:p>) AND 'depends on structure' ONLY (</text:p>
            <text:p>    NOT ('has visible part' SOME PO:'microsporangiate strobilus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1</text:p>
          </table:table-cell>
          <table:table-cell table:style-name="ce5" table:formula="of:=SUBSTITUTE([.D55]; &quot; presence&quot;; &quot;s absent&quot;)" office:value-type="string" office:string-value="'fresh pollen cones absent'" calcext:value-type="string">
            <text:p>'fresh pollen cones absent'</text:p>
          </table:table-cell>
          <table:table-cell table:formula="of:=SUBSTITUTE([.E55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3" office:value-type="string" calcext:value-type="string">
            <text:p>'fresh pollen cone'</text:p>
          </table:table-cell>
          <table:table-cell table:style-name="ce8" table:formula="of:=CONCATENATE(&quot;A {&quot;; [.D55]; &quot;} trait that is a {quality of} a {whole plant} that does not have any &quot;; SUBSTITUTE(SUBSTITUTE([.E55]; &quot;'&quot;; &quot;s&quot;; 2); &quot;'&quot;; &quot;&quot;); &quot; {$&quot;; [.E55]; &quot;}.&quot;)" office:value-type="string" office:string-value="A {'fresh pollen cone presence'} trait that is a {quality of} a {whole plant} that does not have any fresh pollen cones {$'fresh pollen cone'}." calcext:value-type="string">
            <text:p>A {'fresh pollen cone presence'} trait that is a {quality of} a {whole plant} that does not have any fresh pollen cones {$'fresh pollen cone'}.</text:p>
          </table:table-cell>
          <table:table-cell table:style-name="ce5" table:formula="of:=CONCATENATE([.D5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pollen cone presence' AND 'has quality measurement' SOME (&#10;    'measurement datum' AND (&#10;        ('upper count' VALUE 0) OR ('upper percent' VALUE 0.0)&#10;    )&#10;) " calcext:value-type="string">
            <text:p>'fresh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5]; &quot;absent&quot;; &quot;present&quot;)" office:value-type="string" office:string-value="'fresh pollen cones present'" calcext:value-type="string">
            <text:p>'fresh pollen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5]; &quot;)&quot;; CHAR(10); &quot;) AND 'depends on structure' ONLY (&quot;; CHAR(10); &quot;    NOT ('has visible part' SOME &quot;; [.E55]; &quot;)&quot;; CHAR(10); &quot;)&quot;)" office:value-type="string" office:string-value="'plant structure presence' AND 'quality of' SOME (&#10;    'whole plant' AND NOT ('has visible part' SOME 'fresh pollen cone')&#10;) AND 'depends on structure' ONLY (&#10;    NOT ('has visible part' SOME 'fresh pollen cone')&#10;)" calcext:value-type="string">
            <text:p>'plant structure presence' AND 'quality of' SOME (</text:p>
            <text:p>    'whole plant' AND NOT ('has visible part' SOME 'fresh pollen cone')</text:p>
            <text:p>) AND 'depends on structure' ONLY (</text:p>
            <text:p>    NOT ('has visible part' SOME 'fresh pollen cone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2</text:p>
          </table:table-cell>
          <table:table-cell table:style-name="ce5" table:formula="of:=SUBSTITUTE([.D56]; &quot; presence&quot;; &quot;s absent&quot;)" office:value-type="string" office:string-value="'open pollen cones absent'" calcext:value-type="string">
            <text:p>'open pollen cones absent'</text:p>
          </table:table-cell>
          <table:table-cell table:formula="of:=SUBSTITUTE([.E56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3" office:value-type="string" calcext:value-type="string">
            <text:p>'open pollen cone'</text:p>
          </table:table-cell>
          <table:table-cell table:style-name="ce8" table:formula="of:=CONCATENATE(&quot;An {&quot;; [.D56]; &quot;} trait that is a {quality of} a {whole plant} that does not have any &quot;; SUBSTITUTE(SUBSTITUTE([.E56]; &quot;'&quot;; &quot;s&quot;; 2); &quot;'&quot;; &quot;&quot;); &quot; {$&quot;; [.E56]; &quot;}.&quot;)" office:value-type="string" office:string-value="An {'open pollen cone presence'} trait that is a {quality of} a {whole plant} that does not have any open pollen cones {$'open pollen cone'}." calcext:value-type="string">
            <text:p>An {'open pollen cone presence'} trait that is a {quality of} a {whole plant} that does not have any open pollen cones {$'open pollen cone'}.</text:p>
          </table:table-cell>
          <table:table-cell table:style-name="ce5" table:formula="of:=CONCATENATE([.D5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 pollen cone presence' AND 'has quality measurement' SOME (&#10;    'measurement datum' AND (&#10;        ('upper count' VALUE 0) OR ('upper percent' VALUE 0.0)&#10;    )&#10;) " calcext:value-type="string">
            <text:p>'open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6]; &quot;absent&quot;; &quot;present&quot;)" office:value-type="string" office:string-value="'open pollen cones present'" calcext:value-type="string">
            <text:p>'open pollen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6]; &quot;)&quot;; CHAR(10); &quot;) AND 'depends on structure' ONLY (&quot;; CHAR(10); &quot;    NOT ('has visible part' SOME &quot;; [.E56]; &quot;)&quot;; CHAR(10); &quot;)&quot;)" office:value-type="string" office:string-value="'plant structure presence' AND 'quality of' SOME (&#10;    'whole plant' AND NOT ('has visible part' SOME 'open pollen cone')&#10;) AND 'depends on structure' ONLY (&#10;    NOT ('has visible part' SOME 'open pollen cone')&#10;)" calcext:value-type="string">
            <text:p>'plant structure presence' AND 'quality of' SOME (</text:p>
            <text:p>    'whole plant' AND NOT ('has visible part' SOME 'open pollen cone')</text:p>
            <text:p>) AND 'depends on structure' ONLY (</text:p>
            <text:p>    NOT ('has visible part' SOME 'open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3</text:p>
          </table:table-cell>
          <table:table-cell table:style-name="ce5" table:formula="of:=SUBSTITUTE([.D57]; &quot; presence&quot;; &quot;s absent&quot;)" office:value-type="string" office:string-value="'pollen-releasing pollen cones absent'" calcext:value-type="string">
            <text:p>'pollen-releasing pollen cones absent'</text:p>
          </table:table-cell>
          <table:table-cell table:formula="of:=SUBSTITUTE([.E57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3" office:value-type="string" calcext:value-type="string">
            <text:p>'pollen-releasing pollen cone'</text:p>
          </table:table-cell>
          <table:table-cell table:style-name="ce8" table:formula="of:=CONCATENATE(&quot;A {&quot;; [.D57]; &quot;} trait that is a {quality of} a {whole plant} that does not have any &quot;; SUBSTITUTE(SUBSTITUTE([.E57]; &quot;'&quot;; &quot;s&quot;; 2); &quot;'&quot;; &quot;&quot;); &quot; {$&quot;; [.E57]; &quot;}.&quot;)" office:value-type="string" office:string-value="A {'pollen-releasing pollen cone presence'} trait that is a {quality of} a {whole plant} that does not have any pollen-releasing pollen cones {$'pollen-releasing pollen cone'}." calcext:value-type="string">
            <text:p>A {'pollen-releasing pollen cone presence'} trait that is a {quality of} a {whole plant} that does not have any pollen-releasing pollen cones {$'pollen-releasing pollen cone'}.</text:p>
          </table:table-cell>
          <table:table-cell table:style-name="ce5" table:formula="of:=CONCATENATE([.D5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pollen cone presence' AND 'has quality measurement' SOME (&#10;    'measurement datum' AND (&#10;        ('upper count' VALUE 0) OR ('upper percent' VALUE 0.0)&#10;    )&#10;) " calcext:value-type="string">
            <text:p>'pollen-releasing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7]; &quot;absent&quot;; &quot;present&quot;)" office:value-type="string" office:string-value="'pollen-releasing pollen cones present'" calcext:value-type="string">
            <text:p>'pollen-releasing pollen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7]; &quot;)&quot;; CHAR(10); &quot;) AND 'depends on structure' ONLY (&quot;; CHAR(10); &quot;    NOT ('has visible part' SOME &quot;; [.E57]; &quot;)&quot;; CHAR(10); &quot;)&quot;)" office:value-type="string" office:string-value="'plant structure presence' AND 'quality of' SOME (&#10;    'whole plant' AND NOT ('has visible part' SOME 'pollen-releasing pollen cone')&#10;) AND 'depends on structure' ONLY (&#10;    NOT ('has visible part' SOME 'pollen-releasing pollen cone')&#10;)" calcext:value-type="string">
            <text:p>'plant structure presence' AND 'quality of' SOME (</text:p>
            <text:p>    'whole plant' AND NOT ('has visible part' SOME 'pollen-releasing pollen cone')</text:p>
            <text:p>) AND 'depends on structure' ONLY (</text:p>
            <text:p>    NOT ('has visible part' SOME 'pollen-releasing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4</text:p>
          </table:table-cell>
          <table:table-cell table:style-name="ce5" table:formula="of:=SUBSTITUTE([.D58]; &quot; presence&quot;; &quot;s absent&quot;)" office:value-type="string" office:string-value="'seed cones absent'" calcext:value-type="string">
            <text:p>'seed cones absent'</text:p>
          </table:table-cell>
          <table:table-cell office:value-type="string" calcext:value-type="string">
            <text:p>'seed cone presence'</text:p>
          </table:table-cell>
          <table:table-cell table:style-name="ce3" office:value-type="string" calcext:value-type="string">
            <text:p>PO:'megasporangiate strobilus'</text:p>
          </table:table-cell>
          <table:table-cell table:style-name="ce8" table:formula="of:=CONCATENATE(&quot;A {&quot;; [.D58]; &quot;} trait that is a {quality of} a {whole plant} that does not have any seed cones {$&quot;; [.E58]; &quot;}.&quot;)" office:value-type="string" office:string-value="A {'seed cone presence'} trait that is a {quality of} a {whole plant} that does not have any seed cones {$PO:'megasporangiate strobilus'}." calcext:value-type="string">
            <text:p>A {'seed cone presence'} trait that is a {quality of} a {whole plant} that does not have any seed cones {$PO:'megasporangiate strobilus'}.</text:p>
          </table:table-cell>
          <table:table-cell table:style-name="ce5" table:formula="of:=CONCATENATE([.D5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ed cone presence' AND 'has quality measurement' SOME (&#10;    'measurement datum' AND (&#10;        ('upper count' VALUE 0) OR ('upper percent' VALUE 0.0)&#10;    )&#10;) " calcext:value-type="string">
            <text:p>'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8]; &quot;absent&quot;; &quot;present&quot;)" office:value-type="string" office:string-value="'seed cones present'" calcext:value-type="string">
            <text:p>'seed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8]; &quot;)&quot;; CHAR(10); &quot;) AND 'depends on structure' ONLY (&quot;; CHAR(10); &quot;    NOT ('has visible part' SOME &quot;; [.E58]; &quot;)&quot;; CHAR(10); &quot;)&quot;)" office:value-type="string" office:string-value="'plant structure presence' AND 'quality of' SOME (&#10;    'whole plant' AND NOT ('has visible part' SOME PO:'megasporangiate strobilus')&#10;) AND 'depends on structure' ONLY (&#10;    NOT ('has visible part' SOME PO:'megasporangiate strobilus')&#10;)" calcext:value-type="string">
            <text:p>'plant structure presence' AND 'quality of' SOME (</text:p>
            <text:p>    'whole plant' AND NOT ('has visible part' SOME PO:'megasporangiate strobilus')</text:p>
            <text:p>) AND 'depends on structure' ONLY (</text:p>
            <text:p>    NOT ('has visible part' SOME PO:'megasporangiate strobilus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5</text:p>
          </table:table-cell>
          <table:table-cell table:style-name="ce5" table:formula="of:=SUBSTITUTE([.D59]; &quot; presence&quot;; &quot;s absent&quot;)" office:value-type="string" office:string-value="'fresh seed cones absent'" calcext:value-type="string">
            <text:p>'fresh seed cones absent'</text:p>
          </table:table-cell>
          <table:table-cell table:formula="of:=SUBSTITUTE([.E59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3" office:value-type="string" calcext:value-type="string">
            <text:p>'fresh seed cone'</text:p>
          </table:table-cell>
          <table:table-cell table:style-name="ce8" table:formula="of:=CONCATENATE(&quot;A {&quot;; [.D59]; &quot;} trait that is a {quality of} a {whole plant} that does not have any &quot;; SUBSTITUTE(SUBSTITUTE([.E59]; &quot;'&quot;; &quot;s&quot;; 2); &quot;'&quot;; &quot;&quot;); &quot; {$&quot;; [.E59]; &quot;}.&quot;)" office:value-type="string" office:string-value="A {'fresh seed cone presence'} trait that is a {quality of} a {whole plant} that does not have any fresh seed cones {$'fresh seed cone'}." calcext:value-type="string">
            <text:p>A {'fresh seed cone presence'} trait that is a {quality of} a {whole plant} that does not have any fresh seed cones {$'fresh seed cone'}.</text:p>
          </table:table-cell>
          <table:table-cell table:style-name="ce5" table:formula="of:=CONCATENATE([.D5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seed cone presence' AND 'has quality measurement' SOME (&#10;    'measurement datum' AND (&#10;        ('upper count' VALUE 0) OR ('upper percent' VALUE 0.0)&#10;    )&#10;) " calcext:value-type="string">
            <text:p>'fresh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9]; &quot;absent&quot;; &quot;present&quot;)" office:value-type="string" office:string-value="'fresh seed cones present'" calcext:value-type="string">
            <text:p>'fresh seed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9]; &quot;)&quot;; CHAR(10); &quot;) AND 'depends on structure' ONLY (&quot;; CHAR(10); &quot;    NOT ('has visible part' SOME &quot;; [.E59]; &quot;)&quot;; CHAR(10); &quot;)&quot;)" office:value-type="string" office:string-value="'plant structure presence' AND 'quality of' SOME (&#10;    'whole plant' AND NOT ('has visible part' SOME 'fresh seed cone')&#10;) AND 'depends on structure' ONLY (&#10;    NOT ('has visible part' SOME 'fresh seed cone')&#10;)" calcext:value-type="string">
            <text:p>'plant structure presence' AND 'quality of' SOME (</text:p>
            <text:p>    'whole plant' AND NOT ('has visible part' SOME 'fresh seed cone')</text:p>
            <text:p>) AND 'depends on structure' ONLY (</text:p>
            <text:p>    NOT ('has visible part' SOME 'fresh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6</text:p>
          </table:table-cell>
          <table:table-cell table:style-name="ce5" table:formula="of:=SUBSTITUTE([.D60]; &quot; presence&quot;; &quot;s absent&quot;)" office:value-type="string" office:string-value="'ripening seed cones absent'" calcext:value-type="string">
            <text:p>'ripening seed cones absent'</text:p>
          </table:table-cell>
          <table:table-cell table:formula="of:=SUBSTITUTE([.E60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3" office:value-type="string" calcext:value-type="string">
            <text:p>'ripening seed cone'</text:p>
          </table:table-cell>
          <table:table-cell table:style-name="ce8" table:formula="of:=CONCATENATE(&quot;A {&quot;; [.D60]; &quot;} trait that is a {quality of} a {whole plant} that does not have any &quot;; SUBSTITUTE(SUBSTITUTE([.E60]; &quot;'&quot;; &quot;s&quot;; 2); &quot;'&quot;; &quot;&quot;); &quot; {$&quot;; [.E60]; &quot;}.&quot;)" office:value-type="string" office:string-value="A {'ripening seed cone presence'} trait that is a {quality of} a {whole plant} that does not have any ripening seed cones {$'ripening seed cone'}." calcext:value-type="string">
            <text:p>A {'ripening seed cone presence'} trait that is a {quality of} a {whole plant} that does not have any ripening seed cones {$'ripening seed cone'}.</text:p>
          </table:table-cell>
          <table:table-cell table:style-name="ce5" table:formula="of:=CONCATENATE([.D6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ning seed cone presence' AND 'has quality measurement' SOME (&#10;    'measurement datum' AND (&#10;        ('upper count' VALUE 0) OR ('upper percent' VALUE 0.0)&#10;    )&#10;) " calcext:value-type="string">
            <text:p>'ripening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0]; &quot;absent&quot;; &quot;present&quot;)" office:value-type="string" office:string-value="'ripening seed cones present'" calcext:value-type="string">
            <text:p>'ripening seed cones present'</text:p>
          </table:table-cell>
          <table:table-cell table:style-name="ce8" table:formula="of:=CONCATENATE(&quot;'plant structure presence' AND 'quality of' SOME (&quot;; CHAR(10); &quot;    'whole plant' AND NOT ('has visible part' SOME &quot;; [.E60]; &quot;)&quot;; CHAR(10); &quot;) AND 'depends on structure' ONLY (&quot;; CHAR(10); &quot;    NOT ('has visible part' SOME &quot;; [.E60]; &quot;)&quot;; CHAR(10); &quot;)&quot;)" office:value-type="string" office:string-value="'plant structure presence' AND 'quality of' SOME (&#10;    'whole plant' AND NOT ('has visible part' SOME 'ripening seed cone')&#10;) AND 'depends on structure' ONLY (&#10;    NOT ('has visible part' SOME 'ripening seed cone')&#10;)" calcext:value-type="string">
            <text:p>'plant structure presence' AND 'quality of' SOME (</text:p>
            <text:p>    'whole plant' AND NOT ('has visible part' SOME 'ripening seed cone')</text:p>
            <text:p>) AND 'depends on structure' ONLY (</text:p>
            <text:p>    NOT ('has visible part' SOME 'ripening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7</text:p>
          </table:table-cell>
          <table:table-cell table:style-name="ce5" table:formula="of:=SUBSTITUTE([.D61]; &quot; presence&quot;; &quot;s absent&quot;)" office:value-type="string" office:string-value="'unripe seed cones absent'" calcext:value-type="string">
            <text:p>'unripe seed cones absent'</text:p>
          </table:table-cell>
          <table:table-cell table:formula="of:=SUBSTITUTE([.E61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7" office:value-type="string" calcext:value-type="string">
            <text:p>'unripe seed cone'</text:p>
          </table:table-cell>
          <table:table-cell table:style-name="ce8" table:formula="of:=CONCATENATE(&quot;An {&quot;; [.D61]; &quot;} trait that is a {quality of} a {whole plant} that does not have any &quot;; SUBSTITUTE(SUBSTITUTE([.E61]; &quot;'&quot;; &quot;s&quot;; 2); &quot;'&quot;; &quot;&quot;); &quot; {$&quot;; [.E61]; &quot;}.&quot;)" office:value-type="string" office:string-value="An {'unripe seed cone presence'} trait that is a {quality of} a {whole plant} that does not have any unripe seed cones {$'unripe seed cone'}." calcext:value-type="string">
            <text:p>An {'unripe seed cone presence'} trait that is a {quality of} a {whole plant} that does not have any unripe seed cones {$'unripe seed cone'}.</text:p>
          </table:table-cell>
          <table:table-cell table:style-name="ce5" table:formula="of:=CONCATENATE([.D6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ripe seed cone presence' AND 'has quality measurement' SOME (&#10;    'measurement datum' AND (&#10;        ('upper count' VALUE 0) OR ('upper percent' VALUE 0.0)&#10;    )&#10;) " calcext:value-type="string">
            <text:p>'unripe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1]; &quot;absent&quot;; &quot;present&quot;)" office:value-type="string" office:string-value="'unripe seed cones present'" calcext:value-type="string">
            <text:p>'unripe seed cones present'</text:p>
          </table:table-cell>
          <table:table-cell table:style-name="ce8" table:formula="of:=CONCATENATE(&quot;'plant structure presence' AND 'quality of' SOME (&quot;; CHAR(10); &quot;    'whole plant' AND NOT ('has visible part' SOME &quot;; [.E61]; &quot;)&quot;; CHAR(10); &quot;) AND 'depends on structure' ONLY (&quot;; CHAR(10); &quot;    NOT ('has visible part' SOME &quot;; [.E61]; &quot;)&quot;; CHAR(10); &quot;)&quot;)" office:value-type="string" office:string-value="'plant structure presence' AND 'quality of' SOME (&#10;    'whole plant' AND NOT ('has visible part' SOME 'unripe seed cone')&#10;) AND 'depends on structure' ONLY (&#10;    NOT ('has visible part' SOME 'unripe seed cone')&#10;)" calcext:value-type="string">
            <text:p>'plant structure presence' AND 'quality of' SOME (</text:p>
            <text:p>    'whole plant' AND NOT ('has visible part' SOME 'unripe seed cone')</text:p>
            <text:p>) AND 'depends on structure' ONLY (</text:p>
            <text:p>    NOT ('has visible part' SOME 'unripe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8</text:p>
          </table:table-cell>
          <table:table-cell table:style-name="ce5" table:formula="of:=SUBSTITUTE([.D62]; &quot; presence&quot;; &quot;s absent&quot;)" office:value-type="string" office:string-value="'ripe seed cones absent'" calcext:value-type="string">
            <text:p>'ripe seed cones absent'</text:p>
          </table:table-cell>
          <table:table-cell table:formula="of:=SUBSTITUTE([.E62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7" office:value-type="string" calcext:value-type="string">
            <text:p>'ripe seed cone'</text:p>
          </table:table-cell>
          <table:table-cell table:style-name="ce8" table:formula="of:=CONCATENATE(&quot;A {&quot;; [.D62]; &quot;} trait that is a {quality of} a {whole plant} that does not have any &quot;; SUBSTITUTE(SUBSTITUTE([.E62]; &quot;'&quot;; &quot;s&quot;; 2); &quot;'&quot;; &quot;&quot;); &quot; {$&quot;; [.E62]; &quot;}.&quot;)" office:value-type="string" office:string-value="A {'ripe seed cone presence'} trait that is a {quality of} a {whole plant} that does not have any ripe seed cones {$'ripe seed cone'}." calcext:value-type="string">
            <text:p>A {'ripe seed cone presence'} trait that is a {quality of} a {whole plant} that does not have any ripe seed cones {$'ripe seed cone'}.</text:p>
          </table:table-cell>
          <table:table-cell table:style-name="ce5" table:formula="of:=CONCATENATE([.D6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 seed cone presence' AND 'has quality measurement' SOME (&#10;    'measurement datum' AND (&#10;        ('upper count' VALUE 0) OR ('upper percent' VALUE 0.0)&#10;    )&#10;) " calcext:value-type="string">
            <text:p>'ripe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2]; &quot;absent&quot;; &quot;present&quot;)" office:value-type="string" office:string-value="'ripe seed cones present'" calcext:value-type="string">
            <text:p>'ripe seed cones present'</text:p>
          </table:table-cell>
          <table:table-cell table:style-name="ce8" table:formula="of:=CONCATENATE(&quot;'plant structure presence' AND 'quality of' SOME (&quot;; CHAR(10); &quot;    'whole plant' AND NOT ('has visible part' SOME &quot;; [.E62]; &quot;)&quot;; CHAR(10); &quot;) AND 'depends on structure' ONLY (&quot;; CHAR(10); &quot;    NOT ('has visible part' SOME &quot;; [.E62]; &quot;)&quot;; CHAR(10); &quot;)&quot;)" office:value-type="string" office:string-value="'plant structure presence' AND 'quality of' SOME (&#10;    'whole plant' AND NOT ('has visible part' SOME 'ripe seed cone')&#10;) AND 'depends on structure' ONLY (&#10;    NOT ('has visible part' SOME 'ripe seed cone')&#10;)" calcext:value-type="string">
            <text:p>'plant structure presence' AND 'quality of' SOME (</text:p>
            <text:p>    'whole plant' AND NOT ('has visible part' SOME 'ripe seed cone')</text:p>
            <text:p>) AND 'depends on structure' ONLY (</text:p>
            <text:p>    NOT ('has visible part' SOME 'ripe seed cone')</text:p>
            <text:p>)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 table:style-name="ce5" table:formula="of:=SUBSTITUTE([.D63]; &quot; presence&quot;; &quot;s absent&quot;)">
            <text:p/>
          </table:table-cell>
          <table:table-cell/>
          <table:table-cell table:style-name="ce7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9</text:p>
          </table:table-cell>
          <table:table-cell office:value-type="string" calcext:value-type="string">
            <text:p>'abscised plant structures absent'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'plant structure'</text:p>
          </table:table-cell>
          <table:table-cell table:style-name="ce5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5" table:formula="of:=CONCATENATE([.D6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plant structure presence' AND 'has quality measurement' SOME (&#10;    'measurement datum' AND (&#10;        ('upper count' VALUE 0) OR ('upper percent' VALUE 0.0)&#10;    )&#10;) " calcext:value-type="string">
            <text:p>'abscised plant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4]; &quot;absent&quot;; &quot;present&quot;)" office:value-type="string" office:string-value="'abscised plant structures present'" calcext:value-type="string">
            <text:p>'abscised plant structures present'</text:p>
          </table:table-cell>
          <table:table-cell table:style-name="ce8" table:formula="of:=CONCATENATE(&quot;'abscised plant structure presence' AND 'quality of' SOME (&quot;; CHAR(10); &quot;    'whole plant' AND NOT ('abscised' SOME &quot;; [.E64]; &quot;)&quot;; CHAR(10); &quot;) AND 'depends on structure' ONLY (&quot;; CHAR(10); &quot;    NOT ('abscised' SOME &quot;; [.E64]; &quot;)&quot;; CHAR(10); &quot;)&quot;)" office:value-type="string" office:string-value="'abscised plant structure presence' AND 'quality of' SOME (&#10;    'whole plant' AND NOT ('abscised' SOME 'plant structure')&#10;) AND 'depends on structure' ONLY (&#10;    NOT ('abscised' SOME 'plant structure')&#10;)" calcext:value-type="string">
            <text:p>'abscised plant structure presence' AND 'quality of' SOME (</text:p>
            <text:p>    'whole plant' AND NOT ('abscised' SOME 'plant structure')</text:p>
            <text:p>) AND 'depends on structure' ONLY (</text:p>
            <text:p>    NOT ('abscised' SOME 'plant structure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60</text:p>
          </table:table-cell>
          <table:table-cell table:style-name="ce5" office:value-type="string" calcext:value-type="string">
            <text:p>'abscised leaves absent'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5" office:value-type="string" calcext:value-type="string">
            <text:p>An {abscised leaf presence} trait that is a {quality of} a {whole plant} from which no true leaves {$true leaf} have been {abscised}.</text:p>
          </table:table-cell>
          <table:table-cell table:style-name="ce5" table:formula="of:=CONCATENATE([.D6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leaf presence' AND 'has quality measurement' SOME (&#10;    'measurement datum' AND (&#10;        ('upper count' VALUE 0) OR ('upper percent' VALUE 0.0)&#10;    )&#10;) " calcext:value-type="string">
            <text:p>'abscised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5]; &quot;absent&quot;; &quot;present&quot;)" office:value-type="string" office:string-value="'abscised leaves present'" calcext:value-type="string">
            <text:p>'abscised leaves present'</text:p>
          </table:table-cell>
          <table:table-cell table:style-name="ce8" table:formula="of:=CONCATENATE(&quot;'abscised plant structure presence' AND 'quality of' SOME (&quot;; CHAR(10); &quot;    'whole plant' AND NOT ('abscised' SOME &quot;; [.E65]; &quot;)&quot;; CHAR(10); &quot;) AND 'depends on structure' ONLY (&quot;; CHAR(10); &quot;    NOT ('abscised' SOME &quot;; [.E65]; &quot;)&quot;; CHAR(10); &quot;)&quot;)" office:value-type="string" office:string-value="'abscised plant structure presence' AND 'quality of' SOME (&#10;    'whole plant' AND NOT ('abscised' SOME 'true leaf')&#10;) AND 'depends on structure' ONLY (&#10;    NOT ('abscised' SOME 'true leaf')&#10;)" calcext:value-type="string">
            <text:p>'abscised plant structure presence' AND 'quality of' SOME (</text:p>
            <text:p>    'whole plant' AND NOT ('abscised' SOME 'true leaf')</text:p>
            <text:p>) AND 'depends on structure' ONLY (</text:p>
            <text:p>    NOT ('abscised' SOME 'true leaf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61</text:p>
          </table:table-cell>
          <table:table-cell table:style-name="ce5" office:value-type="string" calcext:value-type="string">
            <text:p>'abscised fruits or seeds absent'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5" office:value-type="string" calcext:value-type="string">
            <text:p>An {abscised fruit or seed presence} trait that is a {quality of} a {whole plant} from which no ripe fruits {$ripe fruit} have been abscised or removed by herbivores and that does not have any ripe fruits that have {abscised} any mature seeds {$mature seed}.</text:p>
          </table:table-cell>
          <table:table-cell table:style-name="ce5" table:formula="of:=CONCATENATE([.D6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fruit or seed presence' AND 'has quality measurement' SOME (&#10;    'measurement datum' AND (&#10;        ('upper count' VALUE 0) OR ('upper percent' VALUE 0.0)&#10;    )&#10;) " calcext:value-type="string">
            <text:p>'abscised fruit or see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6]; &quot;absent&quot;; &quot;present&quot;)" office:value-type="string" office:string-value="'abscised fruits or seeds present'" calcext:value-type="string">
            <text:p>'abscised fruits or seeds present'</text:p>
          </table:table-cell>
          <table:table-cell table:style-name="ce8" table:formula="of:=CONCATENATE(&quot;'abscised plant structure presence' AND 'quality of' SOME (&quot;; CHAR(10); &quot;    'whole plant' AND NOT ('abscised' SOME (&quot;; [.E66]; &quot;))&quot;; CHAR(10); &quot;) AND 'depends on structure' ONLY (&quot;; CHAR(10); &quot;    NOT ('abscised' SOME (&quot;; [.E66]; &quot;))&quot;; CHAR(10); &quot;)&quot;)" office:value-type="string" office:string-value="'abscised plant structure presence' AND 'quality of' SOME (&#10;    'whole plant' AND NOT ('abscised' SOME ('ripe fruit' OR 'mature seed'))&#10;) AND 'depends on structure' ONLY (&#10;    NOT ('abscised' SOME ('ripe fruit' OR 'mature seed'))&#10;)" calcext:value-type="string">
            <text:p>'abscised plant structure presence' AND 'quality of' SOME (</text:p>
            <text:p>    'whole plant' AND NOT ('abscised' SOME ('ripe fruit' OR 'mature seed'))</text:p>
            <text:p>) AND 'depends on structure' ONLY (</text:p>
            <text:p>    NOT ('abscised' SOME ('ripe fruit' OR 'mature seed')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62</text:p>
          </table:table-cell>
          <table:table-cell table:style-name="ce5" office:value-type="string" calcext:value-type="string">
            <text:p>'abscised cones or seeds absent'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8" office:value-type="string" calcext:value-type="string">
            <text:p>An {abscised cone or seed presence} trait that is a {quality of} a {whole plant} from which no ripe seed cones {$ripe seed cone} have been abscised or removed by herbivores and that does not have any ripe seed cones that have {abscised} any mature seeds {$mature seed}.</text:p>
          </table:table-cell>
          <table:table-cell table:style-name="ce5" table:formula="of:=CONCATENATE([.D6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cone or seed presence' AND 'has quality measurement' SOME (&#10;    'measurement datum' AND (&#10;        ('upper count' VALUE 0) OR ('upper percent' VALUE 0.0)&#10;    )&#10;) " calcext:value-type="string">
            <text:p>'abscised cone or see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7]; &quot;absent&quot;; &quot;present&quot;)" office:value-type="string" office:string-value="'abscised cones or seeds present'" calcext:value-type="string">
            <text:p>'abscised cones or seeds present'</text:p>
          </table:table-cell>
          <table:table-cell table:style-name="ce8" table:formula="of:=CONCATENATE(&quot;'abscised plant structure presence' AND 'quality of' SOME (&quot;; CHAR(10); &quot;    'whole plant' AND NOT ('abscised' SOME (&quot;; [.E67]; &quot;))&quot;; CHAR(10); &quot;) AND 'depends on structure' ONLY (&quot;; CHAR(10); &quot;    NOT ('abscised' SOME (&quot;; [.E67]; &quot;))&quot;; CHAR(10); &quot;)&quot;)" office:value-type="string" office:string-value="'abscised plant structure presence' AND 'quality of' SOME (&#10;    'whole plant' AND NOT ('abscised' SOME ('ripe seed cone' OR 'mature seed'))&#10;) AND 'depends on structure' ONLY (&#10;    NOT ('abscised' SOME ('ripe seed cone' OR 'mature seed'))&#10;)" calcext:value-type="string">
            <text:p>'abscised plant structure presence' AND 'quality of' SOME (</text:p>
            <text:p>    'whole plant' AND NOT ('abscised' SOME ('ripe seed cone' OR 'mature seed'))</text:p>
            <text:p>) AND 'depends on structure' ONLY (</text:p>
            <text:p>    NOT ('abscised' SOME ('ripe seed cone' OR 'mature seed'))</text:p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8" table:number-columns-repeated="3"/>
          <table:table-cell table:number-columns-repeated="3"/>
        </table:table-row>
        <table:table-row table:style-name="ro6">
          <table:table-cell/>
          <table:table-cell table:style-name="ce3"/>
          <table:table-cell table:number-columns-repeated="10"/>
        </table:table-row>
        <table:table-row table:style-name="ro1" table:number-rows-repeated="104850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1:19:50.473957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6T11:25:19.862972294</dc:date>
    <dc:creator>Brian </dc:creator>
    <meta:editing-duration>P28DT6H19M2S</meta:editing-duration>
    <meta:editing-cycles>203</meta:editing-cycles>
    <meta:generator>LibreOffice/5.1.4.2$Linux_X86_64 LibreOffice_project/10m0$Build-2</meta:generator>
    <meta:document-statistic meta:table-count="1" meta:cell-count="571" meta:object-count="0"/>
  </office:meta>
</office:document-meta>
</file>